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3591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1.2618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1.2547in"/>
    </style:style>
    <style:style style:name="co12" style:family="table-column">
      <style:table-column-properties fo:break-before="auto" style:column-width="1.1591in"/>
    </style:style>
    <style:style style:name="co15" style:family="table-column">
      <style:table-column-properties fo:break-before="auto" style:column-width="1.2728in"/>
    </style:style>
    <style:style style:name="co16" style:family="table-column">
      <style:table-column-properties fo:break-before="auto" style:column-width="1.328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1.3516in"/>
    </style:style>
    <style:style style:name="co19" style:family="table-column">
      <style:table-column-properties fo:break-before="auto" style:column-width="3.5161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1" style:family="table-cell" style:parent-style-name="Default" style:data-style-name="N11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 style:data-style-name="N103"/>
    <style:style style:name="ce7" style:family="table-cell" style:parent-style-name="Default" style:data-style-name="N104"/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0.6945in"/>
    </style:style>
    <style:style style:name="ce9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2" style:family="table-cell" style:parent-style-name="Default" style:data-style-name="N2"/>
    <style:style style:name="ce13" style:family="table-cell" style:parent-style-name="Default" style:data-style-name="N101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37">
      <style:text-properties fo:font-weight="bold" style:font-weight-asian="bold" style:font-weight-complex="bold"/>
    </style:style>
    <style:style style:name="ce15" style:family="table-cell" style:parent-style-name="Default" style:data-style-name="N118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Main" table:style-name="ta1" table:print="false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ice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ha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s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b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ven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mploye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venue/Employee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Pioneer of continuous quotes to exchanges. </text:p>
          </table:table-cell>
        </table:table-row>
      </table:table>
      <table:table table:name="Model" table:style-name="ta1" table:print="false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5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968" table:default-cell-style-name="Default"/>
        <table:table-row table:style-name="ro1">
          <table:table-cell/>
          <table:table-cell table:style-name="ce2" office:value-type="date" office:date-value="2003-12-31">
            <text:p>12/31/03</text:p>
          </table:table-cell>
          <table:table-cell table:style-name="ce2" office:value-type="date" office:date-value="2004-12-31">
            <text:p>12/31/04</text:p>
          </table:table-cell>
          <table:table-cell table:style-name="ce2" office:value-type="date" office:date-value="2005-12-31">
            <text:p>12/31/05</text:p>
          </table:table-cell>
          <table:table-cell table:style-name="ce2" office:value-type="date" office:date-value="2006-12-31">
            <text:p>12/31/06</text:p>
          </table:table-cell>
          <table:table-cell table:style-name="ce2" office:value-type="date" office:date-value="2007-12-31">
            <text:p>12/31/07</text:p>
          </table:table-cell>
          <table:table-cell table:style-name="ce2" office:value-type="date" office:date-value="2008-12-31">
            <text:p>12/31/08</text:p>
          </table:table-cell>
          <table:table-cell table:style-name="ce2" office:value-type="date" office:date-value="2009-12-31">
            <text:p>12/31/09</text:p>
          </table:table-cell>
          <table:table-cell table:style-name="ce2" office:value-type="date" office:date-value="2010-12-31">
            <text:p>12/31/10</text:p>
          </table:table-cell>
          <table:table-cell table:style-name="ce2" office:value-type="date" office:date-value="2011-12-31">
            <text:p>12/31/11</text:p>
          </table:table-cell>
          <table:table-cell table:style-name="ce2" office:value-type="date" office:date-value="2012-12-31">
            <text:p>12/31/12</text:p>
          </table:table-cell>
          <table:table-cell table:style-name="ce2" office:value-type="date" office:date-value="2013-12-31">
            <text:p>12/31/13</text:p>
          </table:table-cell>
          <table:table-cell table:style-name="ce2" office:value-type="date" office:date-value="2014-12-31">
            <text:p>12/31/14</text:p>
          </table:table-cell>
          <table:table-cell table:style-name="ce2" office:value-type="date" office:date-value="2015-12-31">
            <text:p>12/31/15</text:p>
          </table:table-cell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  <table:table-cell table:style-name="ce2" office:value-type="date" office:date-value="2019-12-31">
            <text:p>12/31/19</text:p>
          </table:table-cell>
          <table:table-cell table:style-name="ce2" office:value-type="date" office:date-value="2020-12-31">
            <text:p>12/31/20</text:p>
          </table:table-cell>
          <table:table-cell table:style-name="ce2" office:value-type="date" office:date-value="2021-12-31">
            <text:p>12/31/21</text:p>
          </table:table-cell>
          <table:table-cell table:style-name="ce2" office:value-type="date" office:date-value="2022-12-31">
            <text:p>12/31/22</text:p>
          </table:table-cell>
          <table:table-cell table:style-name="ce2" office:value-type="date" office:date-value="2023-12-31">
            <text:p>12/31/23</text:p>
          </table:table-cell>
          <table:table-cell table:style-name="ce2" office:value-type="date" office:date-value="2024-12-31">
            <text:p>12/31/24</text:p>
          </table:table-cell>
          <table:table-cell table:style-name="ce2" office:value-type="date" office:date-value="2025-12-31">
            <text:p>12/31/25</text:p>
          </table:table-cell>
          <table:table-cell table:style-name="ce2" office:value-type="date" office:date-value="2026-12-31">
            <text:p>12/31/26</text:p>
          </table:table-cell>
          <table:table-cell table:style-name="ce2" office:value-type="date" office:date-value="2027-12-31">
            <text:p>12/31/27</text:p>
          </table:table-cell>
          <table:table-cell table:style-name="ce2" office:value-type="date" office:date-value="2028-12-31">
            <text:p>12/31/28</text:p>
          </table:table-cell>
          <table:table-cell table:style-name="ce2" office:value-type="date" office:date-value="2029-12-31">
            <text:p>12/31/29</text:p>
          </table:table-cell>
          <table:table-cell table:style-name="ce2" office:value-type="date" office:date-value="2030-12-31">
            <text:p>12/31/30</text:p>
          </table:table-cell>
          <table:table-cell table:style-name="ce2" office:value-type="date" office:date-value="2031-12-31">
            <text:p>12/31/31</text:p>
          </table:table-cell>
          <table:table-cell table:style-name="ce2" office:value-type="date" office:date-value="2032-12-31">
            <text:p>12/31/32</text:p>
          </table:table-cell>
          <table:table-cell table:style-name="ce2" office:value-type="date" office:date-value="2033-12-31">
            <text:p>12/31/33</text:p>
          </table:table-cell>
          <table:table-cell table:style-name="ce2" office:value-type="date" office:date-value="2034-12-31">
            <text:p>12/31/34</text:p>
          </table:table-cell>
          <table:table-cell table:style-name="ce2" office:value-type="date" office:date-value="2035-12-31">
            <text:p>12/31/35</text:p>
          </table:table-cell>
          <table:table-cell table:style-name="ce2" office:value-type="date" office:date-value="2036-12-31">
            <text:p>12/31/36</text:p>
          </table:table-cell>
          <table:table-cell table:style-name="ce2" office:value-type="date" office:date-value="2037-12-31">
            <text:p>12/31/37</text:p>
          </table:table-cell>
          <table:table-cell table:style-name="ce2" office:value-type="date" office:date-value="2038-12-31">
            <text:p>12/31/38</text:p>
          </table:table-cell>
          <table:table-cell table:style-name="ce2" office:value-type="date" office:date-value="2039-12-31">
            <text:p>12/31/39</text:p>
          </table:table-cell>
          <table:table-cell table:style-name="ce2" office:value-type="date" office:date-value="2040-12-31">
            <text:p>12/31/40</text:p>
          </table:table-cell>
          <table:table-cell table:style-name="ce2" office:value-type="date" office:date-value="2041-12-31">
            <text:p>12/31/41</text:p>
          </table:table-cell>
          <table:table-cell table:style-name="ce2" office:value-type="date" office:date-value="2042-12-31">
            <text:p>12/31/42</text:p>
          </table:table-cell>
          <table:table-cell table:style-name="ce2" office:value-type="date" office:date-value="2043-12-31">
            <text:p>12/31/43</text:p>
          </table:table-cell>
          <table:table-cell table:style-name="ce2" office:value-type="date" office:date-value="2044-12-31">
            <text:p>12/31/44</text:p>
          </table:table-cell>
          <table:table-cell table:number-columns-repeated="5"/>
          <table:table-cell table:style-name="ce14" office:value-type="date" office:date-value="2018-03-31">
            <text:p>03/31/18</text:p>
          </table:table-cell>
          <table:table-cell table:style-name="ce14" office:value-type="date" office:date-value="2018-06-30">
            <text:p>06/30/18</text:p>
          </table:table-cell>
          <table:table-cell table:style-name="ce14" office:value-type="date" office:date-value="2018-09-30">
            <text:p>09/30/18</text:p>
          </table:table-cell>
          <table:table-cell table:style-name="ce14" office:value-type="date" office:date-value="2018-12-31">
            <text:p>12/31/18</text:p>
          </table:table-cell>
          <table:table-cell table:style-name="ce14" office:value-type="date" office:date-value="2019-03-31">
            <text:p>03/31/19</text:p>
          </table:table-cell>
          <table:table-cell table:style-name="ce14" office:value-type="date" office:date-value="2019-06-30">
            <text:p>06/30/19</text:p>
          </table:table-cell>
          <table:table-cell table:style-name="ce14" office:value-type="date" office:date-value="2019-09-30">
            <text:p>09/30/19</text:p>
          </table:table-cell>
          <table:table-cell table:style-name="ce14" office:value-type="date" office:date-value="2019-12-31">
            <text:p>12/31/19</text:p>
          </table:table-cell>
          <table:table-cell/>
          <table:table-cell table:style-name="ce2" office:value-type="date" office:date-value="2024-06-30">
            <text:p>06/30/24</text:p>
          </table:table-cell>
          <table:table-cell table:style-name="ce2" office:value-type="date" office:date-value="2024-09-30">
            <text:p>09/30/24</text:p>
          </table:table-cell>
          <table:table-cell table:style-name="ce2" office:value-type="date" office:date-value="2024-12-31">
            <text:p>12/31/24</text:p>
          </table:table-cell>
          <table:table-cell table:number-columns-repeated="964"/>
        </table:table-row>
        <table:table-row table:style-name="ro1">
          <table:table-cell table:style-name="ce3" office:value-type="string">
            <text:p>Revenue</text:p>
          </table:table-cell>
          <table:table-cell table:style-name="ce5" table:number-columns-repeated="6"/>
          <table:table-cell table:style-name="ce6" table:number-columns-repeated="2"/>
          <table:table-cell table:number-columns-repeated="38"/>
          <table:table-cell table:style-name="ce3" office:value-type="string">
            <text:p>Revenue</text:p>
          </table:table-cell>
          <table:table-cell table:number-columns-repeated="976"/>
        </table:table-row>
        <table:table-row table:style-name="ro1">
          <table:table-cell office:value-type="string">
            <text:p>Trading Gains</text:p>
          </table:table-cell>
          <table:table-cell table:style-name="ce5" office:value-type="currency" office:currency="USD" office:value="488400000">
            <text:p>$488,400,000</text:p>
          </table:table-cell>
          <table:table-cell table:style-name="ce5" office:value-type="currency" office:currency="USD" office:value="423200000">
            <text:p>$423,200,000</text:p>
          </table:table-cell>
          <table:table-cell table:style-name="ce5" office:value-type="currency" office:currency="USD" office:value="640383000">
            <text:p>$640,383,000</text:p>
          </table:table-cell>
          <table:table-cell table:style-name="ce5" office:value-type="currency" office:currency="USD" office:value="805110000">
            <text:p>$805,110,000</text:p>
          </table:table-cell>
          <table:table-cell table:style-name="ce5" office:value-type="currency" office:currency="USD" office:value="888065000">
            <text:p>$888,065,000</text:p>
          </table:table-cell>
          <table:table-cell table:style-name="ce5" office:value-type="currency" office:currency="USD" office:value="1303994000">
            <text:p>$1,303,994,000</text:p>
          </table:table-cell>
          <table:table-cell table:style-name="ce6" office:value-type="currency" office:currency="USD" office:value="633865000">
            <text:p>$633,865,000</text:p>
          </table:table-cell>
          <table:table-cell table:style-name="ce6" office:value-type="currency" office:currency="USD" office:value="368634000">
            <text:p>$368,634,000</text:p>
          </table:table-cell>
          <table:table-cell table:style-name="ce6" office:value-type="currency" office:currency="USD" office:value="665180000">
            <text:p>$665,180,000</text:p>
          </table:table-cell>
          <table:table-cell table:style-name="ce6" office:value-type="currency" office:currency="USD" office:value="465973000">
            <text:p>$465,973,000</text:p>
          </table:table-cell>
          <table:table-cell table:style-name="ce6" office:value-type="currency" office:currency="USD" office:value="331233000">
            <text:p>$331,233,000</text:p>
          </table:table-cell>
          <table:table-cell table:style-name="ce6" office:value-type="currency" office:currency="USD" office:value="261147000">
            <text:p>$261,147,000</text:p>
          </table:table-cell>
          <table:table-cell table:style-name="ce6" office:value-type="currency" office:currency="USD" office:value="269000000">
            <text:p>$269,000,000</text:p>
          </table:table-cell>
          <table:table-cell table:style-name="ce6" office:value-type="currency" office:currency="USD" office:value="163000000">
            <text:p>$163,000,000</text:p>
          </table:table-cell>
          <table:table-cell table:style-name="ce6" office:value-type="currency" office:currency="USD" office:value="40000000">
            <text:p>$40,000,000</text:p>
          </table:table-cell>
          <table:table-cell table:number-columns-repeated="27" office:value-type="float" office:value="0">
            <text:p>0</text:p>
          </table:table-cell>
          <table:table-cell table:number-columns-repeated="4"/>
          <table:table-cell office:value-type="string">
            <text:p>Commissions</text:p>
          </table:table-cell>
          <table:table-cell table:number-columns-repeated="9"/>
          <table:table-cell office:value-type="float" office:value="406">
            <text:p>4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961"/>
        </table:table-row>
        <table:table-row table:style-name="ro1">
          <table:table-cell office:value-type="string">
            <text:p>Commissions</text:p>
          </table:table-cell>
          <table:table-cell table:style-name="ce5" office:value-type="currency" office:currency="USD" office:value="93000000">
            <text:p>$93,000,000</text:p>
          </table:table-cell>
          <table:table-cell table:style-name="ce5" office:value-type="currency" office:currency="USD" office:value="112000000">
            <text:p>$112,000,000</text:p>
          </table:table-cell>
          <table:table-cell table:style-name="ce5" office:value-type="currency" office:currency="USD" office:value="132156000">
            <text:p>$132,156,000</text:p>
          </table:table-cell>
          <table:table-cell table:style-name="ce5" office:value-type="currency" office:currency="USD" office:value="174437000">
            <text:p>$174,437,000</text:p>
          </table:table-cell>
          <table:table-cell table:style-name="ce5" office:value-type="currency" office:currency="USD" office:value="261104000">
            <text:p>$261,104,000</text:p>
          </table:table-cell>
          <table:table-cell table:style-name="ce5" office:value-type="currency" office:currency="USD" office:value="359529000">
            <text:p>$359,529,000</text:p>
          </table:table-cell>
          <table:table-cell table:style-name="ce6" office:value-type="currency" office:currency="USD" office:value="353030000">
            <text:p>$353,030,000</text:p>
          </table:table-cell>
          <table:table-cell table:style-name="ce6" office:value-type="currency" office:currency="USD" office:value="386765000">
            <text:p>$386,765,000</text:p>
          </table:table-cell>
          <table:table-cell table:style-name="ce6" office:value-type="currency" office:currency="USD" office:value="456212000">
            <text:p>$456,212,000</text:p>
          </table:table-cell>
          <table:table-cell table:style-name="ce6" office:value-type="currency" office:currency="USD" office:value="412614000">
            <text:p>$412,614,000</text:p>
          </table:table-cell>
          <table:table-cell table:style-name="ce6" office:value-type="currency" office:currency="USD" office:value="502116000">
            <text:p>$502,116,000</text:p>
          </table:table-cell>
          <table:table-cell table:style-name="ce6" office:value-type="currency" office:currency="USD" office:value="548830000">
            <text:p>$548,830,000</text:p>
          </table:table-cell>
          <table:table-cell table:style-name="ce6" office:value-type="currency" office:currency="USD" office:value="617000000">
            <text:p>$617,000,000</text:p>
          </table:table-cell>
          <table:table-cell table:style-name="ce6" office:value-type="currency" office:currency="USD" office:value="612000000">
            <text:p>$612,000,000</text:p>
          </table:table-cell>
          <table:table-cell table:style-name="ce6" office:value-type="currency" office:currency="USD" office:value="647000000">
            <text:p>$647,000,000</text:p>
          </table:table-cell>
          <table:table-cell table:style-name="ce6" office:value-type="currency" office:currency="USD" office:value="777000000">
            <text:p>$777,000,000</text:p>
          </table:table-cell>
          <table:table-cell table:style-name="ce6" office:value-type="currency" office:currency="USD" office:value="706000000">
            <text:p>$706,000,000</text:p>
          </table:table-cell>
          <table:table-cell table:style-name="ce6" office:value-type="currency" office:currency="USD" office:value="1112000000">
            <text:p>$1,112,000,000</text:p>
          </table:table-cell>
          <table:table-cell table:style-name="ce5" office:value-type="currency" office:currency="USD" office:value="1350000000">
            <text:p>$1,350,000,000</text:p>
          </table:table-cell>
          <table:table-cell table:style-name="ce5" office:value-type="currency" office:currency="USD" office:value="1322000000">
            <text:p>$1,322,000,000</text:p>
          </table:table-cell>
          <table:table-cell table:style-name="ce5" office:value-type="currency" office:currency="USD" office:value="1360000000">
            <text:p>$1,360,000,000</text:p>
          </table:table-cell>
          <table:table-cell table:number-columns-repeated="25"/>
          <table:table-cell table:formula="of:=[.A5]" office:value-type="string" office:string-value="Other Fees and Services">
            <text:p>Other Fees and Services</text:p>
          </table:table-cell>
          <table:table-cell table:number-columns-repeated="9"/>
          <table:table-cell office:value-type="float" office:value="68">
            <text:p>68</text:p>
          </table:table-cell>
          <table:table-cell table:number-columns-repeated="966"/>
        </table:table-row>
        <table:table-row table:style-name="ro1">
          <table:table-cell office:value-type="string">
            <text:p>Other Fees and Services</text:p>
          </table:table-cell>
          <table:table-cell table:style-name="ce5" table:number-columns-repeated="6"/>
          <table:table-cell table:number-columns-repeated="5" table:style-name="ce6" office:value-type="currency" office:currency="USD" office:value="0">
            <text:p>$0</text:p>
          </table:table-cell>
          <table:table-cell table:number-columns-repeated="4" office:value-type="float" office:value="0">
            <text:p>0</text:p>
          </table:table-cell>
          <table:table-cell table:style-name="ce6" office:value-type="currency" office:currency="USD" office:value="148000000">
            <text:p>$148,000,000</text:p>
          </table:table-cell>
          <table:table-cell table:style-name="ce6" office:value-type="currency" office:currency="USD" office:value="141000000">
            <text:p>$141,000,000</text:p>
          </table:table-cell>
          <table:table-cell table:style-name="ce7" office:value-type="currency" office:currency="USD" office:value="175000000">
            <text:p>$175,000,000.00</text:p>
          </table:table-cell>
          <table:table-cell table:style-name="ce5" office:value-type="currency" office:currency="USD" office:value="218000000">
            <text:p>$218,000,000</text:p>
          </table:table-cell>
          <table:table-cell table:style-name="ce5" office:value-type="currency" office:currency="USD" office:value="184000000">
            <text:p>$184,000,000</text:p>
          </table:table-cell>
          <table:table-cell table:style-name="ce5" office:value-type="currency" office:currency="USD" office:value="197000000">
            <text:p>$197,000,000</text:p>
          </table:table-cell>
          <table:table-cell table:number-columns-repeated="25"/>
          <table:table-cell table:formula="of:=[.A6]" office:value-type="string" office:string-value="Other income">
            <text:p>Other income</text:p>
          </table:table-cell>
          <table:table-cell table:number-columns-repeated="9"/>
          <table:table-cell office:value-type="float" office:value="-36">
            <text:p>-36</text:p>
          </table:table-cell>
          <table:table-cell table:number-columns-repeated="966"/>
        </table:table-row>
        <table:table-row table:style-name="ro1">
          <table:table-cell office:value-type="string">
            <text:p>Other income</text:p>
          </table:table-cell>
          <table:table-cell table:number-columns-repeated="6"/>
          <table:table-cell table:style-name="ce6" office:value-type="currency" office:currency="USD" office:value="61260000">
            <text:p>$61,260,000</text:p>
          </table:table-cell>
          <table:table-cell table:style-name="ce6" office:value-type="currency" office:currency="USD" office:value="60414000">
            <text:p>$60,414,000</text:p>
          </table:table-cell>
          <table:table-cell table:style-name="ce6" office:value-type="currency" office:currency="USD" office:value="42986000">
            <text:p>$42,986,000</text:p>
          </table:table-cell>
          <table:table-cell table:style-name="ce6" office:value-type="currency" office:currency="USD" office:value="43564000">
            <text:p>$43,564,000</text:p>
          </table:table-cell>
          <table:table-cell table:style-name="ce6" office:value-type="currency" office:currency="USD" office:value="-8845000">
            <text:p>-$8,845,000</text:p>
          </table:table-cell>
          <table:table-cell table:style-name="ce6" office:value-type="currency" office:currency="USD" office:value="-110581000">
            <text:p>-$110,581,000</text:p>
          </table:table-cell>
          <table:table-cell table:style-name="ce6" office:value-type="currency" office:currency="USD" office:value="-122000000">
            <text:p>-$122,000,000</text:p>
          </table:table-cell>
          <table:table-cell table:style-name="ce6" office:value-type="currency" office:currency="USD" office:value="94000000">
            <text:p>$94,000,000</text:p>
          </table:table-cell>
          <table:table-cell table:style-name="ce6" office:value-type="currency" office:currency="USD" office:value="332000000">
            <text:p>$332,000,000</text:p>
          </table:table-cell>
          <table:table-cell table:style-name="ce6" office:value-type="currency" office:currency="USD" office:value="49000000">
            <text:p>$49,000,000</text:p>
          </table:table-cell>
          <table:table-cell table:style-name="ce6" office:value-type="currency" office:currency="USD" office:value="7000000">
            <text:p>$7,000,000</text:p>
          </table:table-cell>
          <table:table-cell table:style-name="ce6" office:value-type="currency" office:currency="USD" office:value="59000000">
            <text:p>$59,000,000</text:p>
          </table:table-cell>
          <table:table-cell table:style-name="ce6" office:value-type="currency" office:currency="USD" office:value="-2000000">
            <text:p>-$2,000,000</text:p>
          </table:table-cell>
          <table:table-cell table:style-name="ce6" office:value-type="currency" office:currency="USD" office:value="-107000000">
            <text:p>-$107,000,000</text:p>
          </table:table-cell>
          <table:table-cell table:style-name="ce6" office:value-type="currency" office:currency="USD" office:value="-11000000">
            <text:p>-$11,000,000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" table:number-columns-repeated="15"/>
          <table:table-cell table:number-columns-repeated="1002"/>
        </table:table-row>
        <table:table-row table:style-name="ro1">
          <table:table-cell table:number-columns-repeated="47"/>
          <table:table-cell table:style-name="ce3" table:formula="of:=[.A9]" office:value-type="string" office:string-value="Total Non Interest Income">
            <text:p>Total Non Interest Income</text:p>
          </table:table-cell>
          <table:table-cell table:number-columns-repeated="9"/>
          <table:table-cell table:formula="of:=SUM([.BF3:.BF5])" office:value-type="float" office:value="438">
            <text:p>438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Total Non Interest Income</text:p>
          </table:table-cell>
          <table:table-cell table:style-name="ce5" table:formula="of:=SUM([.B3:.B6])" office:value-type="currency" office:currency="USD" office:value="581400000">
            <text:p>$581,400,000</text:p>
          </table:table-cell>
          <table:table-cell table:style-name="ce5" table:formula="of:=SUM([.C3:.C6])" office:value-type="currency" office:currency="USD" office:value="535200000">
            <text:p>$535,200,000</text:p>
          </table:table-cell>
          <table:table-cell table:style-name="ce5" table:formula="of:=SUM([.D3:.D6])" office:value-type="currency" office:currency="USD" office:value="772539000">
            <text:p>$772,539,000</text:p>
          </table:table-cell>
          <table:table-cell table:style-name="ce5" table:formula="of:=SUM([.E3:.E6])" office:value-type="currency" office:currency="USD" office:value="979547000">
            <text:p>$979,547,000</text:p>
          </table:table-cell>
          <table:table-cell table:style-name="ce5" table:formula="of:=SUM([.F3:.F6])" office:value-type="currency" office:currency="USD" office:value="1149169000">
            <text:p>$1,149,169,000</text:p>
          </table:table-cell>
          <table:table-cell table:style-name="ce5" table:formula="of:=SUM([.G3:.G6])" office:value-type="currency" office:currency="USD" office:value="1663523000">
            <text:p>$1,663,523,000</text:p>
          </table:table-cell>
          <table:table-cell table:style-name="ce6" table:formula="of:=SUM([.H3:.H6])" office:value-type="currency" office:currency="USD" office:value="1048155000">
            <text:p>$1,048,155,000</text:p>
          </table:table-cell>
          <table:table-cell table:style-name="ce5" table:formula="of:=SUM([.I3:.I6])" office:value-type="currency" office:currency="USD" office:value="815813000">
            <text:p>$815,813,000</text:p>
          </table:table-cell>
          <table:table-cell table:style-name="ce6" table:formula="of:=SUM([.J3:.J6])" office:value-type="currency" office:currency="USD" office:value="1164378000">
            <text:p>$1,164,378,000</text:p>
          </table:table-cell>
          <table:table-cell table:style-name="ce5" table:formula="of:=SUM([.K3:.K6])" office:value-type="currency" office:currency="USD" office:value="922151000">
            <text:p>$922,151,000</text:p>
          </table:table-cell>
          <table:table-cell table:style-name="ce5" table:formula="of:=SUM([.L3:.L6])" office:value-type="currency" office:currency="USD" office:value="824504000">
            <text:p>$824,504,000</text:p>
          </table:table-cell>
          <table:table-cell table:style-name="ce5" table:formula="of:=SUM([.M3:.M6])" office:value-type="currency" office:currency="USD" office:value="699396000">
            <text:p>$699,396,000</text:p>
          </table:table-cell>
          <table:table-cell table:style-name="ce5" table:formula="of:=SUM([.N3:.N6])" office:value-type="currency" office:currency="USD" office:value="764000000">
            <text:p>$764,000,000</text:p>
          </table:table-cell>
          <table:table-cell table:style-name="ce5" table:formula="of:=SUM([.O3:.O6])" office:value-type="currency" office:currency="USD" office:value="869000000">
            <text:p>$869,000,000</text:p>
          </table:table-cell>
          <table:table-cell table:style-name="ce5" table:formula="of:=SUM([.P3:.P6])" office:value-type="currency" office:currency="USD" office:value="1019000000">
            <text:p>$1,019,000,000</text:p>
          </table:table-cell>
          <table:table-cell table:style-name="ce5" table:formula="of:=SUM([.Q3:.Q6])" office:value-type="currency" office:currency="USD" office:value="974000000">
            <text:p>$974,000,000</text:p>
          </table:table-cell>
          <table:table-cell table:style-name="ce5" table:formula="of:=SUM([.R3:.R6])" office:value-type="currency" office:currency="USD" office:value="854000000">
            <text:p>$854,000,000</text:p>
          </table:table-cell>
          <table:table-cell table:style-name="ce5" table:formula="of:=SUM([.S3:.S6])" office:value-type="currency" office:currency="USD" office:value="1346000000">
            <text:p>$1,346,000,000</text:p>
          </table:table-cell>
          <table:table-cell table:style-name="ce5" table:formula="of:=SUM([.T3:.T6])" office:value-type="currency" office:currency="USD" office:value="1566000000">
            <text:p>$1,566,000,000</text:p>
          </table:table-cell>
          <table:table-cell table:style-name="ce5" table:formula="of:=SUM([.U3:.U6])" office:value-type="currency" office:currency="USD" office:value="1399000000">
            <text:p>$1,399,000,000</text:p>
          </table:table-cell>
          <table:table-cell table:style-name="ce5" table:formula="of:=SUM([.V3:.V6])" office:value-type="currency" office:currency="USD" office:value="1546000000">
            <text:p>$1,546,000,000</text:p>
          </table:table-cell>
          <table:table-cell table:number-columns-repeated="21"/>
          <table:table-cell table:number-columns-repeated="981"/>
        </table:table-row>
        <table:table-row table:style-name="ro1">
          <table:table-cell table:style-name="ce3"/>
          <table:table-cell table:number-columns-repeated="18"/>
          <table:table-cell table:style-name="ce5" table:number-columns-repeated="3"/>
          <table:table-cell table:number-columns-repeated="25"/>
          <table:table-cell table:style-name="ce3" table:formula="of:=[.A11]" office:value-type="string" office:string-value="Interest Income">
            <text:p>Interest Income</text:p>
          </table:table-cell>
          <table:table-cell table:number-columns-repeated="9"/>
          <table:table-cell office:value-type="float" office:value="1828">
            <text:p>1828</text:p>
          </table:table-cell>
          <table:table-cell table:number-columns-repeated="966"/>
        </table:table-row>
        <table:table-row table:style-name="ro1">
          <table:table-cell office:value-type="string">
            <text:p>Interest Income</text:p>
          </table:table-cell>
          <table:table-cell table:style-name="ce5" office:value-type="currency" office:currency="USD" office:value="10400000">
            <text:p>$10,400,000</text:p>
          </table:table-cell>
          <table:table-cell table:style-name="ce5" office:value-type="currency" office:currency="USD" office:value="7600000">
            <text:p>$7,600,000</text:p>
          </table:table-cell>
          <table:table-cell table:style-name="ce5" office:value-type="currency" office:currency="USD" office:value="53392000">
            <text:p>$53,392,000</text:p>
          </table:table-cell>
          <table:table-cell table:style-name="ce5" office:value-type="currency" office:currency="USD" office:value="85238000">
            <text:p>$85,238,000</text:p>
          </table:table-cell>
          <table:table-cell table:style-name="ce5" office:value-type="currency" office:currency="USD" office:value="92009000">
            <text:p>$92,009,000</text:p>
          </table:table-cell>
          <table:table-cell table:style-name="ce5" office:value-type="currency" office:currency="USD" office:value="81407000">
            <text:p>$81,407,000</text:p>
          </table:table-cell>
          <table:table-cell table:style-name="ce7" office:value-type="currency" office:currency="USD" office:value="121618000">
            <text:p>$121,618,000.00</text:p>
          </table:table-cell>
          <table:table-cell office:value-type="float" office:value="172504000">
            <text:p>172504000</text:p>
          </table:table-cell>
          <table:table-cell table:style-name="ce6" office:value-type="currency" office:currency="USD" office:value="280190000">
            <text:p>$280,190,000</text:p>
          </table:table-cell>
          <table:table-cell table:style-name="ce6" office:value-type="currency" office:currency="USD" office:value="270319000">
            <text:p>$270,319,000</text:p>
          </table:table-cell>
          <table:table-cell table:style-name="ce6" office:value-type="currency" office:currency="USD" office:value="303356000">
            <text:p>$303,356,000</text:p>
          </table:table-cell>
          <table:table-cell office:value-type="float" office:value="416152000">
            <text:p>416152000</text:p>
          </table:table-cell>
          <table:table-cell table:style-name="ce6" office:value-type="currency" office:currency="USD" office:value="492000000">
            <text:p>$492,000,000</text:p>
          </table:table-cell>
          <table:table-cell table:style-name="ce6" office:value-type="currency" office:currency="USD" office:value="606000000">
            <text:p>$606,000,000</text:p>
          </table:table-cell>
          <table:table-cell table:style-name="ce6" office:value-type="currency" office:currency="USD" office:value="908000000">
            <text:p>$908,000,000</text:p>
          </table:table-cell>
          <table:table-cell table:style-name="ce6" office:value-type="currency" office:currency="USD" office:value="1392000000">
            <text:p>$1,392,000,000</text:p>
          </table:table-cell>
          <table:table-cell table:style-name="ce6" office:value-type="currency" office:currency="USD" office:value="1726000000">
            <text:p>$1,726,000,000</text:p>
          </table:table-cell>
          <table:table-cell table:style-name="ce7" office:value-type="currency" office:currency="USD" office:value="1133000000">
            <text:p>$1,133,000,000.00</text:p>
          </table:table-cell>
          <table:table-cell table:style-name="ce5" office:value-type="currency" office:currency="USD" office:value="1372000000">
            <text:p>$1,372,000,000</text:p>
          </table:table-cell>
          <table:table-cell table:style-name="ce5" office:value-type="currency" office:currency="USD" office:value="2686000000">
            <text:p>$2,686,000,000</text:p>
          </table:table-cell>
          <table:table-cell table:style-name="ce13" office:value-type="currency" office:currency="USD" office:value="6230000000">
            <text:p>$6,230,000,000</text:p>
          </table:table-cell>
          <table:table-cell table:number-columns-repeated="25"/>
          <table:table-cell table:style-name="ce3" table:formula="of:=[.A12]" office:value-type="string" office:string-value="Interest Expense">
            <text:p>Interest Expense</text:p>
          </table:table-cell>
          <table:table-cell table:number-columns-repeated="9"/>
          <table:table-cell office:value-type="float" office:value="1036">
            <text:p>1036</text:p>
          </table:table-cell>
          <table:table-cell table:number-columns-repeated="966"/>
        </table:table-row>
        <table:table-row table:style-name="ro1">
          <table:table-cell office:value-type="string">
            <text:p>Interest Expense</text:p>
          </table:table-cell>
          <table:table-cell table:number-columns-repeated="6" table:style-name="ce5" office:value-type="currency" office:currency="USD" office:value="0">
            <text:p>$0</text:p>
          </table:table-cell>
          <table:table-cell table:style-name="ce5" office:value-type="currency" office:currency="USD" office:value="69433000">
            <text:p>$69,433,000</text:p>
          </table:table-cell>
          <table:table-cell table:style-name="ce5" office:value-type="currency" office:currency="USD" office:value="66209000">
            <text:p>$66,209,000</text:p>
          </table:table-cell>
          <table:table-cell table:style-name="ce5" office:value-type="currency" office:currency="USD" office:value="86256000">
            <text:p>$86,256,000</text:p>
          </table:table-cell>
          <table:table-cell table:style-name="ce5" office:value-type="currency" office:currency="USD" office:value="61950000">
            <text:p>$61,950,000</text:p>
          </table:table-cell>
          <table:table-cell table:style-name="ce5" office:value-type="currency" office:currency="USD" office:value="51720000">
            <text:p>$51,720,000</text:p>
          </table:table-cell>
          <table:table-cell table:style-name="ce5" office:value-type="currency" office:currency="USD" office:value="72272000">
            <text:p>$72,272,000</text:p>
          </table:table-cell>
          <table:table-cell table:style-name="ce5" office:value-type="currency" office:currency="USD" office:value="67000000">
            <text:p>$67,000,000</text:p>
          </table:table-cell>
          <table:table-cell table:style-name="ce5" office:value-type="currency" office:currency="USD" office:value="79000000">
            <text:p>$79,000,000</text:p>
          </table:table-cell>
          <table:table-cell table:style-name="ce5" office:value-type="currency" office:currency="USD" office:value="225000000">
            <text:p>$225,000,000</text:p>
          </table:table-cell>
          <table:table-cell table:style-name="ce5" office:value-type="currency" office:currency="USD" office:value="463000000">
            <text:p>$463,000,000</text:p>
          </table:table-cell>
          <table:table-cell table:style-name="ce5" office:value-type="currency" office:currency="USD" office:value="643000000">
            <text:p>$643,000,000</text:p>
          </table:table-cell>
          <table:table-cell table:style-name="ce5" office:value-type="currency" office:currency="USD" office:value="261000000">
            <text:p>$261,000,000</text:p>
          </table:table-cell>
          <table:table-cell table:style-name="ce5" office:value-type="currency" office:currency="USD" office:value="224000000">
            <text:p>$224,000,000</text:p>
          </table:table-cell>
          <table:table-cell table:style-name="ce5" office:value-type="currency" office:currency="USD" office:value="1018000000">
            <text:p>$1,018,000,000</text:p>
          </table:table-cell>
          <table:table-cell table:style-name="ce5" office:value-type="currency" office:currency="USD" office:value="3436000000">
            <text:p>$3,436,000,000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5" table:number-columns-repeated="6"/>
          <table:table-cell table:number-columns-repeated="12"/>
          <table:table-cell table:style-name="ce5" table:number-columns-repeated="3"/>
          <table:table-cell table:number-columns-repeated="25"/>
          <table:table-cell table:style-name="ce3" table:formula="of:=[.A14]" office:value-type="string" office:string-value="Total Net Interest Income">
            <text:p>Total Net Interest Income</text:p>
          </table:table-cell>
          <table:table-cell table:number-columns-repeated="9"/>
          <table:table-cell table:formula="of:=[.BF10]-[.BF11]" office:value-type="float" office:value="792">
            <text:p>792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Total Net Interest Income</text:p>
          </table:table-cell>
          <table:table-cell table:formula="of:=[.B11]-[.B12]" office:value-type="currency" office:currency="USD" office:value="10400000">
            <text:p>$10,400,000</text:p>
          </table:table-cell>
          <table:table-cell table:formula="of:=[.C11]-[.C12]" office:value-type="currency" office:currency="USD" office:value="7600000">
            <text:p>$7,600,000</text:p>
          </table:table-cell>
          <table:table-cell table:formula="of:=[.D11]-[.D12]" office:value-type="currency" office:currency="USD" office:value="53392000">
            <text:p>$53,392,000</text:p>
          </table:table-cell>
          <table:table-cell table:formula="of:=[.E11]-[.E12]" office:value-type="currency" office:currency="USD" office:value="85238000">
            <text:p>$85,238,000</text:p>
          </table:table-cell>
          <table:table-cell table:formula="of:=[.F11]-[.F12]" office:value-type="currency" office:currency="USD" office:value="92009000">
            <text:p>$92,009,000</text:p>
          </table:table-cell>
          <table:table-cell table:formula="of:=[.G11]-[.G12]" office:value-type="currency" office:currency="USD" office:value="81407000">
            <text:p>$81,407,000</text:p>
          </table:table-cell>
          <table:table-cell table:formula="of:=[.H11]-[.H12]" office:value-type="currency" office:currency="USD" office:value="52185000">
            <text:p>$52,185,000.00</text:p>
          </table:table-cell>
          <table:table-cell table:formula="of:=[.I11]-[.I12]" office:value-type="currency" office:currency="USD" office:value="106295000">
            <text:p>$106,295,000</text:p>
          </table:table-cell>
          <table:table-cell table:formula="of:=[.J11]-[.J12]" office:value-type="currency" office:currency="USD" office:value="193934000">
            <text:p>$193,934,000</text:p>
          </table:table-cell>
          <table:table-cell table:formula="of:=[.K11]-[.K12]" office:value-type="currency" office:currency="USD" office:value="208369000">
            <text:p>$208,369,000</text:p>
          </table:table-cell>
          <table:table-cell table:formula="of:=[.L11]-[.L12]" office:value-type="currency" office:currency="USD" office:value="251636000">
            <text:p>$251,636,000</text:p>
          </table:table-cell>
          <table:table-cell table:formula="of:=[.M11]-[.M12]" office:value-type="currency" office:currency="USD" office:value="343880000">
            <text:p>$343,880,000</text:p>
          </table:table-cell>
          <table:table-cell table:formula="of:=[.N11]-[.N12]" office:value-type="currency" office:currency="USD" office:value="425000000">
            <text:p>$425,000,000</text:p>
          </table:table-cell>
          <table:table-cell table:formula="of:=[.O11]-[.O12]" office:value-type="currency" office:currency="USD" office:value="527000000">
            <text:p>$527,000,000</text:p>
          </table:table-cell>
          <table:table-cell table:formula="of:=[.P11]-[.P12]" office:value-type="currency" office:currency="USD" office:value="683000000">
            <text:p>$683,000,000</text:p>
          </table:table-cell>
          <table:table-cell table:formula="of:=[.Q11]-[.Q12]" office:value-type="currency" office:currency="USD" office:value="929000000">
            <text:p>$929,000,000</text:p>
          </table:table-cell>
          <table:table-cell table:formula="of:=[.R11]-[.R12]" office:value-type="currency" office:currency="USD" office:value="1083000000">
            <text:p>$1,083,000,000</text:p>
          </table:table-cell>
          <table:table-cell table:formula="of:=[.S11]-[.S12]" office:value-type="currency" office:currency="USD" office:value="872000000">
            <text:p>$872,000,000.00</text:p>
          </table:table-cell>
          <table:table-cell table:style-name="ce5" table:formula="of:=[.T11]-[.T12]" office:value-type="currency" office:currency="USD" office:value="1148000000">
            <text:p>$1,148,000,000</text:p>
          </table:table-cell>
          <table:table-cell table:style-name="ce5" table:formula="of:=[.U11]-[.U12]" office:value-type="currency" office:currency="USD" office:value="1668000000">
            <text:p>$1,668,000,000</text:p>
          </table:table-cell>
          <table:table-cell table:style-name="ce5" table:formula="of:=[.V11]-[.V12]" office:value-type="currency" office:currency="USD" office:value="2794000000">
            <text:p>$2,794,000,000</text:p>
          </table:table-cell>
          <table:table-cell table:number-columns-repeated="21"/>
          <table:table-cell table:number-columns-repeated="4"/>
          <table:table-cell table:style-name="ce3" table:formula="of:=[.A15]" office:value-type="string" office:string-value="Ratio of Interest Income/Interest Expense">
            <text:p>Ratio of Interest Income/Interest Expense</text:p>
          </table:table-cell>
          <table:table-cell table:number-columns-repeated="9"/>
          <table:table-cell table:style-name="ce15" table:formula="of:=[.BF10]/[.BF11]" office:value-type="float" office:value="1.76447876447876">
            <text:p>1.764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Ratio of Interest Income/Interest Expense</text:p>
          </table:table-cell>
          <table:table-cell table:formula="of:=[.B11]/[.B12]" office:value-type="float" office:value="0">
            <text:p>#DIV/0!</text:p>
          </table:table-cell>
          <table:table-cell table:formula="of:=[.C11]/[.C12]" office:value-type="float" office:value="0">
            <text:p>#DIV/0!</text:p>
          </table:table-cell>
          <table:table-cell table:formula="of:=[.D11]/[.D12]" office:value-type="float" office:value="0">
            <text:p>#DIV/0!</text:p>
          </table:table-cell>
          <table:table-cell table:formula="of:=[.E11]/[.E12]" office:value-type="float" office:value="0">
            <text:p>#DIV/0!</text:p>
          </table:table-cell>
          <table:table-cell table:formula="of:=[.F11]/[.F12]" office:value-type="float" office:value="0">
            <text:p>#DIV/0!</text:p>
          </table:table-cell>
          <table:table-cell table:formula="of:=[.G11]/[.G12]" office:value-type="float" office:value="0">
            <text:p>#DIV/0!</text:p>
          </table:table-cell>
          <table:table-cell table:formula="of:=[.H11]/[.H12]" office:value-type="float" office:value="1.7515878616796">
            <text:p>1.7515878617</text:p>
          </table:table-cell>
          <table:table-cell table:formula="of:=[.I11]/[.I12]" office:value-type="float" office:value="2.60544638946367">
            <text:p>2.6054463895</text:p>
          </table:table-cell>
          <table:table-cell table:formula="of:=[.J11]/[.J12]" office:value-type="float" office:value="3.248353737711">
            <text:p>3.2483537377</text:p>
          </table:table-cell>
          <table:table-cell table:formula="of:=[.K11]/[.K12]" office:value-type="float" office:value="4.36350282485876">
            <text:p>4.3635028249</text:p>
          </table:table-cell>
          <table:table-cell table:formula="of:=[.L11]/[.L12]" office:value-type="float" office:value="5.86535189481825">
            <text:p>5.8653518948</text:p>
          </table:table-cell>
          <table:table-cell table:formula="of:=[.M11]/[.M12]" office:value-type="float" office:value="5.75813593092761">
            <text:p>5.7581359309</text:p>
          </table:table-cell>
          <table:table-cell table:style-name="ce12" table:formula="of:=[.N11]/[.N12]" office:value-type="float" office:value="7.34328358208955">
            <text:p>7.34</text:p>
          </table:table-cell>
          <table:table-cell table:style-name="ce12" table:formula="of:=[.O11]/[.O12]" office:value-type="float" office:value="7.67088607594937">
            <text:p>7.67</text:p>
          </table:table-cell>
          <table:table-cell table:style-name="ce12" table:formula="of:=[.P11]/[.P12]" office:value-type="float" office:value="4.03555555555556">
            <text:p>4.04</text:p>
          </table:table-cell>
          <table:table-cell table:style-name="ce12" table:formula="of:=[.Q11]/[.Q12]" office:value-type="float" office:value="3.00647948164147">
            <text:p>3.01</text:p>
          </table:table-cell>
          <table:table-cell table:style-name="ce12" table:formula="of:=[.R11]/[.R12]" office:value-type="float" office:value="2.68429237947123">
            <text:p>2.68</text:p>
          </table:table-cell>
          <table:table-cell table:style-name="ce12" table:formula="of:=[.S11]/[.S12]" office:value-type="float" office:value="4.34099616858238">
            <text:p>4.34</text:p>
          </table:table-cell>
          <table:table-cell table:style-name="ce12" table:formula="of:=[.T11]/[.T12]" office:value-type="float" office:value="6.125">
            <text:p>6.13</text:p>
          </table:table-cell>
          <table:table-cell table:style-name="ce12" table:formula="of:=[.U11]/[.U12]" office:value-type="float" office:value="2.6385068762279">
            <text:p>2.64</text:p>
          </table:table-cell>
          <table:table-cell table:style-name="ce12" table:formula="of:=[.V11]/[.V12]" office:value-type="float" office:value="1.81315483119907">
            <text:p>1.81</text:p>
          </table:table-cell>
          <table:table-cell table:number-columns-repeated="1002"/>
        </table:table-row>
        <table:table-row table:style-name="ro1">
          <table:table-cell/>
          <table:table-cell table:style-name="ce5" table:number-columns-repeated="6"/>
          <table:table-cell table:number-columns-repeated="40"/>
          <table:table-cell table:formula="of:=[.A17]" office:value-type="string" office:string-value="Total Net Revenues">
            <text:p>Total Net Revenues</text:p>
          </table:table-cell>
          <table:table-cell table:number-columns-repeated="9"/>
          <table:table-cell table:formula="of:=SUM([.BF13]+[.BF8])" office:value-type="float" office:value="1230">
            <text:p>1230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Total <text:span text:style-name="T2">Net</text:span> Revenues</text:p>
          </table:table-cell>
          <table:table-cell table:style-name="ce6" table:formula="of:=SUM([.B14]+[.B9])" office:value-type="currency" office:currency="USD" office:value="591800000">
            <text:p>$591,800,000</text:p>
          </table:table-cell>
          <table:table-cell table:style-name="ce6" table:formula="of:=SUM([.C14]+[.C9])" office:value-type="currency" office:currency="USD" office:value="542800000">
            <text:p>$542,800,000</text:p>
          </table:table-cell>
          <table:table-cell table:style-name="ce6" table:formula="of:=SUM([.D14]+[.D9])" office:value-type="currency" office:currency="USD" office:value="825931000">
            <text:p>$825,931,000</text:p>
          </table:table-cell>
          <table:table-cell table:style-name="ce6" table:formula="of:=SUM([.E14]+[.E9])" office:value-type="currency" office:currency="USD" office:value="1064785000">
            <text:p>$1,064,785,000</text:p>
          </table:table-cell>
          <table:table-cell table:style-name="ce6" table:formula="of:=SUM([.F14]+[.F9])" office:value-type="currency" office:currency="USD" office:value="1241178000">
            <text:p>$1,241,178,000</text:p>
          </table:table-cell>
          <table:table-cell table:style-name="ce7" table:formula="of:=SUM([.G14]+[.G9])" office:value-type="currency" office:currency="USD" office:value="1744930000">
            <text:p>$1,744,930,000.00</text:p>
          </table:table-cell>
          <table:table-cell table:style-name="ce6" table:formula="of:=SUM([.H14]+[.H9])" office:value-type="currency" office:currency="USD" office:value="1100340000">
            <text:p>$1,100,340,000</text:p>
          </table:table-cell>
          <table:table-cell table:style-name="ce6" table:formula="of:=SUM([.I14]+[.I9])" office:value-type="currency" office:currency="USD" office:value="922108000">
            <text:p>$922,108,000</text:p>
          </table:table-cell>
          <table:table-cell table:style-name="ce6" table:formula="of:=SUM([.J14]+[.J9])" office:value-type="currency" office:currency="USD" office:value="1358312000">
            <text:p>$1,358,312,000</text:p>
          </table:table-cell>
          <table:table-cell table:style-name="ce6" table:formula="of:=SUM([.K14]+[.K9])" office:value-type="currency" office:currency="USD" office:value="1130520000">
            <text:p>$1,130,520,000</text:p>
          </table:table-cell>
          <table:table-cell table:style-name="ce6" table:formula="of:=SUM([.L14]+[.L9])" office:value-type="currency" office:currency="USD" office:value="1076140000">
            <text:p>$1,076,140,000</text:p>
          </table:table-cell>
          <table:table-cell table:style-name="ce6" table:formula="of:=SUM([.M14]+[.M9])" office:value-type="currency" office:currency="USD" office:value="1043276000">
            <text:p>$1,043,276,000</text:p>
          </table:table-cell>
          <table:table-cell table:style-name="ce6" table:formula="of:=SUM([.N14]+[.N9])" office:value-type="currency" office:currency="USD" office:value="1189000000">
            <text:p>$1,189,000,000</text:p>
          </table:table-cell>
          <table:table-cell table:style-name="ce6" table:formula="of:=SUM([.O14]+[.O9])" office:value-type="currency" office:currency="USD" office:value="1396000000">
            <text:p>$1,396,000,000</text:p>
          </table:table-cell>
          <table:table-cell table:style-name="ce6" table:formula="of:=SUM([.P14]+[.P9])" office:value-type="currency" office:currency="USD" office:value="1702000000">
            <text:p>$1,702,000,000</text:p>
          </table:table-cell>
          <table:table-cell table:style-name="ce6" table:formula="of:=SUM([.Q14]+[.Q9])" office:value-type="currency" office:currency="USD" office:value="1903000000">
            <text:p>$1,903,000,000</text:p>
          </table:table-cell>
          <table:table-cell table:style-name="ce6" office:value-type="string">
            <text:p><text:s/></text:p>
          </table:table-cell>
          <table:table-cell table:style-name="ce6" table:formula="of:=SUM([.S14]+[.S9])" office:value-type="currency" office:currency="USD" office:value="2218000000">
            <text:p>$2,218,000,000</text:p>
          </table:table-cell>
          <table:table-cell table:style-name="ce6" table:formula="of:=SUM([.T14]+[.T9])" office:value-type="currency" office:currency="USD" office:value="2714000000">
            <text:p>$2,714,000,000</text:p>
          </table:table-cell>
          <table:table-cell table:style-name="ce6" table:formula="of:=SUM([.U14]+[.U9])" office:value-type="currency" office:currency="USD" office:value="3067000000">
            <text:p>$3,067,000,000</text:p>
          </table:table-cell>
          <table:table-cell table:style-name="ce6" table:formula="of:=SUM([.V14]+[.V9])" office:value-type="currency" office:currency="USD" office:value="4340000000">
            <text:p>$4,340,000,000</text:p>
          </table:table-cell>
          <table:table-cell table:style-name="ce7" table:formula="of:=SUM([.W14]+[.W9])" office:value-type="currency" office:currency="USD" office:value="0">
            <text:p>$0.00</text:p>
          </table:table-cell>
          <table:table-cell table:style-name="ce7" table:formula="of:=SUM([.X14]+[.X9])" office:value-type="currency" office:currency="USD" office:value="0">
            <text:p>$0.00</text:p>
          </table:table-cell>
          <table:table-cell table:style-name="ce7" table:formula="of:=SUM([.Y14]+[.Y9])" office:value-type="currency" office:currency="USD" office:value="0">
            <text:p>$0.00</text:p>
          </table:table-cell>
          <table:table-cell table:style-name="ce7" table:formula="of:=SUM([.Z14]+[.Z9])" office:value-type="currency" office:currency="USD" office:value="0">
            <text:p>$0.00</text:p>
          </table:table-cell>
          <table:table-cell table:style-name="ce7" table:formula="of:=SUM([.AA14]+[.AA9])" office:value-type="currency" office:currency="USD" office:value="0">
            <text:p>$0.00</text:p>
          </table:table-cell>
          <table:table-cell table:style-name="ce7" table:formula="of:=SUM([.AB14]+[.AB9])" office:value-type="currency" office:currency="USD" office:value="0">
            <text:p>$0.00</text:p>
          </table:table-cell>
          <table:table-cell table:style-name="ce7" table:formula="of:=SUM([.AC14]+[.AC9])" office:value-type="currency" office:currency="USD" office:value="0">
            <text:p>$0.00</text:p>
          </table:table-cell>
          <table:table-cell table:style-name="ce7" table:formula="of:=SUM([.AD14]+[.AD9])" office:value-type="currency" office:currency="USD" office:value="0">
            <text:p>$0.00</text:p>
          </table:table-cell>
          <table:table-cell table:style-name="ce7" table:formula="of:=SUM([.AE14]+[.AE9])" office:value-type="currency" office:currency="USD" office:value="0">
            <text:p>$0.00</text:p>
          </table:table-cell>
          <table:table-cell table:style-name="ce7" table:formula="of:=SUM([.AF14]+[.AF9])" office:value-type="currency" office:currency="USD" office:value="0">
            <text:p>$0.00</text:p>
          </table:table-cell>
          <table:table-cell table:style-name="ce7" table:formula="of:=SUM([.AG14]+[.AG9])" office:value-type="currency" office:currency="USD" office:value="0">
            <text:p>$0.00</text:p>
          </table:table-cell>
          <table:table-cell table:style-name="ce7" table:formula="of:=SUM([.AH14]+[.AH9])" office:value-type="currency" office:currency="USD" office:value="0">
            <text:p>$0.00</text:p>
          </table:table-cell>
          <table:table-cell table:style-name="ce7" table:formula="of:=SUM([.AI14]+[.AI9])" office:value-type="currency" office:currency="USD" office:value="0">
            <text:p>$0.00</text:p>
          </table:table-cell>
          <table:table-cell table:style-name="ce7" table:formula="of:=SUM([.AJ14]+[.AJ9])" office:value-type="currency" office:currency="USD" office:value="0">
            <text:p>$0.00</text:p>
          </table:table-cell>
          <table:table-cell table:style-name="ce7" table:formula="of:=SUM([.AK14]+[.AK9])" office:value-type="currency" office:currency="USD" office:value="0">
            <text:p>$0.00</text:p>
          </table:table-cell>
          <table:table-cell table:style-name="ce7" table:formula="of:=SUM([.AL14]+[.AL9])" office:value-type="currency" office:currency="USD" office:value="0">
            <text:p>$0.00</text:p>
          </table:table-cell>
          <table:table-cell table:style-name="ce7" table:formula="of:=SUM([.AM14]+[.AM9])" office:value-type="currency" office:currency="USD" office:value="0">
            <text:p>$0.00</text:p>
          </table:table-cell>
          <table:table-cell table:style-name="ce7" table:formula="of:=SUM([.AN14]+[.AN9])" office:value-type="currency" office:currency="USD" office:value="0">
            <text:p>$0.00</text:p>
          </table:table-cell>
          <table:table-cell table:style-name="ce7" table:formula="of:=SUM([.AO14]+[.AO9])" office:value-type="currency" office:currency="USD" office:value="0">
            <text:p>$0.00</text:p>
          </table:table-cell>
          <table:table-cell table:style-name="ce7" table:formula="of:=SUM([.AP14]+[.AP9])" office:value-type="currency" office:currency="USD" office:value="0">
            <text:p>$0.00</text:p>
          </table:table-cell>
          <table:table-cell table:style-name="ce7" table:formula="of:=SUM([.AQ14]+[.AQ9])" office:value-type="currency" office:currency="USD" office:value="0">
            <text:p>$0.00</text:p>
          </table:table-cell>
          <table:table-cell table:number-columns-repeated="4"/>
          <table:table-cell table:formula="of:=[.A18]" office:value-type="string" office:string-value="Net Revenue Y/Y % ">
            <text:p>Net Revenue Y/Y % 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Net Revenue Y/Y % </text:p>
          </table:table-cell>
          <table:table-cell table:style-name="ce5"/>
          <table:table-cell table:style-name="ce9" table:formula="of:=([.C17]/[.B17])-1" office:value-type="percentage" office:value="-0.0827982426495437">
            <text:p>-8.28%</text:p>
          </table:table-cell>
          <table:table-cell table:style-name="ce9" table:formula="of:=([.D17]/[.C17])-1" office:value-type="percentage" office:value="0.521612011790715">
            <text:p>52.16%</text:p>
          </table:table-cell>
          <table:table-cell table:style-name="ce9" table:formula="of:=([.E17]/[.D17])-1" office:value-type="percentage" office:value="0.289193649348432">
            <text:p>28.92%</text:p>
          </table:table-cell>
          <table:table-cell table:style-name="ce9" table:formula="of:=([.F17]/[.E17])-1" office:value-type="percentage" office:value="0.165660673281461">
            <text:p>16.57%</text:p>
          </table:table-cell>
          <table:table-cell table:style-name="ce9" table:formula="of:=([.G17]/[.F17])-1" office:value-type="percentage" office:value="0.405866040165069">
            <text:p>40.59%</text:p>
          </table:table-cell>
          <table:table-cell table:style-name="ce9" table:formula="of:=([.H17]/[.G17])-1" office:value-type="percentage" office:value="-0.369407368776971">
            <text:p>-36.94%</text:p>
          </table:table-cell>
          <table:table-cell table:style-name="ce9" table:formula="of:=([.I17]/[.H17])-1" office:value-type="percentage" office:value="-0.161979024665104">
            <text:p>-16.20%</text:p>
          </table:table-cell>
          <table:table-cell table:style-name="ce9" table:formula="of:=([.J17]/[.I17])-1" office:value-type="percentage" office:value="0.473050879072733">
            <text:p>47.31%</text:p>
          </table:table-cell>
          <table:table-cell table:style-name="ce9" table:formula="of:=([.K17]/[.J17])-1" office:value-type="percentage" office:value="-0.167702265753376">
            <text:p>-16.77%</text:p>
          </table:table-cell>
          <table:table-cell table:style-name="ce9" table:formula="of:=([.L17]/[.K17])-1" office:value-type="percentage" office:value="-0.0481017584828221">
            <text:p>-4.81%</text:p>
          </table:table-cell>
          <table:table-cell table:style-name="ce9" table:formula="of:=([.M17]/[.L17])-1" office:value-type="percentage" office:value="-0.0305387774824837">
            <text:p>-3.05%</text:p>
          </table:table-cell>
          <table:table-cell table:style-name="ce9" table:formula="of:=([.N17]/[.M17])-1" office:value-type="percentage" office:value="0.139679241159578">
            <text:p>13.97%</text:p>
          </table:table-cell>
          <table:table-cell table:style-name="ce9" table:formula="of:=([.O17]/[.N17])-1" office:value-type="percentage" office:value="0.174095878889823">
            <text:p>17.41%</text:p>
          </table:table-cell>
          <table:table-cell table:style-name="ce9" table:formula="of:=([.P17]/[.O17])-1" office:value-type="percentage" office:value="0.21919770773639">
            <text:p>21.92%</text:p>
          </table:table-cell>
          <table:table-cell table:style-name="ce9" table:formula="of:=([.Q17]/[.P17])-1" office:value-type="percentage" office:value="0.118096357226792">
            <text:p>11.81%</text:p>
          </table:table-cell>
          <table:table-cell table:style-name="ce9" table:formula="of:=([.R17]/[.Q17])-1" office:value-type="percentage" office:value="-1">
            <text:p>-100.00%</text:p>
          </table:table-cell>
          <table:table-cell table:style-name="ce9" table:formula="of:=([.S17]/[.R17])-1" office:value-type="percentage" office:value="0">
            <text:p>#DIV/0!</text:p>
          </table:table-cell>
          <table:table-cell table:style-name="ce9" table:formula="of:=([.T17]/[.S17])-1" office:value-type="percentage" office:value="0.223624887285843">
            <text:p>22.36%</text:p>
          </table:table-cell>
          <table:table-cell table:style-name="ce9" table:formula="of:=([.U17]/[.T17])-1" office:value-type="percentage" office:value="0.130066322770818">
            <text:p>13.01%</text:p>
          </table:table-cell>
          <table:table-cell table:style-name="ce9" table:formula="of:=([.V17]/[.U17])-1" office:value-type="percentage" office:value="0.415063580045647">
            <text:p>41.51%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5" table:number-columns-repeated="6"/>
          <table:table-cell table:number-columns-repeated="40"/>
          <table:table-cell table:formula="of:=[.A20]" office:value-type="string" office:string-value="Non-Interest Expenses">
            <text:p>Non-Interest Expenses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Non-Interest Expenses</text:p>
          </table:table-cell>
          <table:table-cell table:style-name="ce5" table:number-columns-repeated="6"/>
          <table:table-cell table:number-columns-repeated="40"/>
          <table:table-cell table:formula="of:=[.A21]" office:value-type="string" office:string-value="Execution, Clearing, and distribution fees">
            <text:p>Execution, Clearing, and distribution fees</text:p>
          </table:table-cell>
          <table:table-cell table:number-columns-repeated="9"/>
          <table:table-cell office:value-type="float" office:value="115">
            <text:p>115</text:p>
          </table:table-cell>
          <table:table-cell table:number-columns-repeated="966"/>
        </table:table-row>
        <table:table-row table:style-name="ro1">
          <table:table-cell office:value-type="string">
            <text:p>Execution, Clearing, and distribution fees</text:p>
          </table:table-cell>
          <table:table-cell table:style-name="ce5" office:value-type="currency" office:currency="USD" office:value="73500000">
            <text:p>$73,500,000</text:p>
          </table:table-cell>
          <table:table-cell table:style-name="ce5" office:value-type="currency" office:currency="USD" office:value="79100000">
            <text:p>$79,100,000</text:p>
          </table:table-cell>
          <table:table-cell table:style-name="ce5" office:value-type="currency" office:currency="USD" office:value="90175000">
            <text:p>$90,175,000</text:p>
          </table:table-cell>
          <table:table-cell table:style-name="ce5" office:value-type="currency" office:currency="USD" office:value="110125000">
            <text:p>$110,125,000</text:p>
          </table:table-cell>
          <table:table-cell table:style-name="ce5" office:value-type="currency" office:currency="USD" office:value="118770000">
            <text:p>$118,770,000</text:p>
          </table:table-cell>
          <table:table-cell table:style-name="ce5" office:value-type="currency" office:currency="USD" office:value="158018000">
            <text:p>$158,018,000</text:p>
          </table:table-cell>
          <table:table-cell table:style-name="ce6" office:value-type="currency" office:currency="USD" office:value="273203000">
            <text:p>$273,203,000</text:p>
          </table:table-cell>
          <table:table-cell table:style-name="ce6" office:value-type="currency" office:currency="USD" office:value="272608000">
            <text:p>$272,608,000</text:p>
          </table:table-cell>
          <table:table-cell table:style-name="ce6" office:value-type="currency" office:currency="USD" office:value="281348000">
            <text:p>$281,348,000</text:p>
          </table:table-cell>
          <table:table-cell table:style-name="ce6" office:value-type="currency" office:currency="USD" office:value="250990000">
            <text:p>$250,990,000</text:p>
          </table:table-cell>
          <table:table-cell table:style-name="ce6" office:value-type="currency" office:currency="USD" office:value="242426000">
            <text:p>$242,426,000</text:p>
          </table:table-cell>
          <table:table-cell table:style-name="ce6" office:value-type="currency" office:currency="USD" office:value="211498000">
            <text:p>$211,498,000</text:p>
          </table:table-cell>
          <table:table-cell table:style-name="ce6" office:value-type="currency" office:currency="USD" office:value="231000000">
            <text:p>$231,000,000</text:p>
          </table:table-cell>
          <table:table-cell table:style-name="ce6" office:value-type="currency" office:currency="USD" office:value="244000000">
            <text:p>$244,000,000</text:p>
          </table:table-cell>
          <table:table-cell table:style-name="ce6" office:value-type="currency" office:currency="USD" office:value="241000000">
            <text:p>$241,000,000</text:p>
          </table:table-cell>
          <table:table-cell table:style-name="ce6" office:value-type="currency" office:currency="USD" office:value="269000000">
            <text:p>$269,000,000</text:p>
          </table:table-cell>
          <table:table-cell table:style-name="ce6" office:value-type="currency" office:currency="USD" office:value="251000000">
            <text:p>$251,000,000</text:p>
          </table:table-cell>
          <table:table-cell table:style-name="ce6" office:value-type="currency" office:currency="USD" office:value="293000000">
            <text:p>$293,000,000</text:p>
          </table:table-cell>
          <table:table-cell table:style-name="ce6" office:value-type="currency" office:currency="USD" office:value="236000000">
            <text:p>$236,000,000</text:p>
          </table:table-cell>
          <table:table-cell table:style-name="ce6" office:value-type="currency" office:currency="USD" office:value="324000000">
            <text:p>$324,000,000</text:p>
          </table:table-cell>
          <table:table-cell table:style-name="ce6" office:value-type="currency" office:currency="USD" office:value="386000000">
            <text:p>$386,000,000</text:p>
          </table:table-cell>
          <table:table-cell table:number-columns-repeated="25"/>
          <table:table-cell table:formula="of:=[.A22]" office:value-type="string" office:string-value="Employee Compensation and benefits">
            <text:p>Employee Compensation and benefits</text:p>
          </table:table-cell>
          <table:table-cell table:number-columns-repeated="9"/>
          <table:table-cell office:value-type="float" office:value="146">
            <text:p>146</text:p>
          </table:table-cell>
          <table:table-cell table:number-columns-repeated="966"/>
        </table:table-row>
        <table:table-row table:style-name="ro1">
          <table:table-cell office:value-type="string">
            <text:p>Employee Compensation and benefits</text:p>
          </table:table-cell>
          <table:table-cell table:number-columns-repeated="5" table:style-name="ce5" office:value-type="currency" office:currency="USD" office:value="0">
            <text:p>$0</text:p>
          </table:table-cell>
          <table:table-cell office:value-type="float" office:value="0">
            <text:p>0</text:p>
          </table:table-cell>
          <table:table-cell table:style-name="ce6" office:value-type="currency" office:currency="USD" office:value="182037000">
            <text:p>$182,037,000</text:p>
          </table:table-cell>
          <table:table-cell table:style-name="ce6" office:value-type="currency" office:currency="USD" office:value="203559000">
            <text:p>$203,559,000</text:p>
          </table:table-cell>
          <table:table-cell table:style-name="ce6" office:value-type="currency" office:currency="USD" office:value="216309000">
            <text:p>$216,309,000</text:p>
          </table:table-cell>
          <table:table-cell table:style-name="ce6" office:value-type="currency" office:currency="USD" office:value="244504000">
            <text:p>$244,504,000</text:p>
          </table:table-cell>
          <table:table-cell table:style-name="ce6" office:value-type="currency" office:currency="USD" office:value="205329000">
            <text:p>$205,329,000</text:p>
          </table:table-cell>
          <table:table-cell table:style-name="ce6" office:value-type="currency" office:currency="USD" office:value="204805000">
            <text:p>$204,805,000</text:p>
          </table:table-cell>
          <table:table-cell table:style-name="ce6" office:value-type="currency" office:currency="USD" office:value="227000000">
            <text:p>$227,000,000</text:p>
          </table:table-cell>
          <table:table-cell table:style-name="ce6" office:value-type="currency" office:currency="USD" office:value="242000000">
            <text:p>$242,000,000</text:p>
          </table:table-cell>
          <table:table-cell table:style-name="ce6" office:value-type="currency" office:currency="USD" office:value="249000000">
            <text:p>$249,000,000</text:p>
          </table:table-cell>
          <table:table-cell table:style-name="ce6" office:value-type="currency" office:currency="USD" office:value="264000000">
            <text:p>$264,000,000</text:p>
          </table:table-cell>
          <table:table-cell table:style-name="ce6" office:value-type="currency" office:currency="USD" office:value="288000000">
            <text:p>$288,000,000</text:p>
          </table:table-cell>
          <table:table-cell table:style-name="ce6" office:value-type="currency" office:currency="USD" office:value="325000000">
            <text:p>$325,000,000</text:p>
          </table:table-cell>
          <table:table-cell table:style-name="ce6" office:value-type="currency" office:currency="USD" office:value="399000000">
            <text:p>$399,000,000</text:p>
          </table:table-cell>
          <table:table-cell table:style-name="ce6" office:value-type="currency" office:currency="USD" office:value="454000000">
            <text:p>$454,000,000</text:p>
          </table:table-cell>
          <table:table-cell table:style-name="ce6" office:value-type="currency" office:currency="USD" office:value="527000000">
            <text:p>$527,000,000</text:p>
          </table:table-cell>
          <table:table-cell table:number-columns-repeated="25"/>
          <table:table-cell table:formula="of:=[.A23]" office:value-type="string" office:string-value="ODA">
            <text:p>ODA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966"/>
        </table:table-row>
        <table:table-row table:style-name="ro1">
          <table:table-cell office:value-type="string">
            <text:p>ODA</text:p>
          </table:table-cell>
          <table:table-cell table:number-columns-repeated="6" table:style-name="ce5" office:value-type="currency" office:currency="USD" office:value="0">
            <text:p>$0</text:p>
          </table:table-cell>
          <table:table-cell table:style-name="ce6" office:value-type="currency" office:currency="USD" office:value="40340000">
            <text:p>$40,340,000</text:p>
          </table:table-cell>
          <table:table-cell table:style-name="ce6" office:value-type="currency" office:currency="USD" office:value="37336000">
            <text:p>$37,336,000</text:p>
          </table:table-cell>
          <table:table-cell table:style-name="ce6" office:value-type="currency" office:currency="USD" office:value="37086000">
            <text:p>$37,086,000</text:p>
          </table:table-cell>
          <table:table-cell table:style-name="ce6" office:value-type="currency" office:currency="USD" office:value="38875000">
            <text:p>$38,875,000</text:p>
          </table:table-cell>
          <table:table-cell table:style-name="ce6" office:value-type="currency" office:currency="USD" office:value="38923000">
            <text:p>$38,923,000</text:p>
          </table:table-cell>
          <table:table-cell table:style-name="ce6" office:value-type="currency" office:currency="USD" office:value="39369000">
            <text:p>$39,369,000</text:p>
          </table:table-cell>
          <table:table-cell table:style-name="ce6" office:value-type="currency" office:currency="USD" office:value="44000000">
            <text:p>$44,000,000</text:p>
          </table:table-cell>
          <table:table-cell table:style-name="ce6" office:value-type="currency" office:currency="USD" office:value="51000000">
            <text:p>$51,000,000</text:p>
          </table:table-cell>
          <table:table-cell table:style-name="ce6" office:value-type="currency" office:currency="USD" office:value="47000000">
            <text:p>$47,000,000</text:p>
          </table:table-cell>
          <table:table-cell table:style-name="ce6" office:value-type="currency" office:currency="USD" office:value="49000000">
            <text:p>$49,000,000</text:p>
          </table:table-cell>
          <table:table-cell table:style-name="ce6" office:value-type="currency" office:currency="USD" office:value="60000000">
            <text:p>$60,000,000</text:p>
          </table:table-cell>
          <table:table-cell table:style-name="ce6" office:value-type="currency" office:currency="USD" office:value="69000000">
            <text:p>$69,000,000</text:p>
          </table:table-cell>
          <table:table-cell table:style-name="ce6" office:value-type="currency" office:currency="USD" office:value="80000000">
            <text:p>$80,000,000</text:p>
          </table:table-cell>
          <table:table-cell table:style-name="ce6" office:value-type="currency" office:currency="USD" office:value="90000000">
            <text:p>$90,000,000</text:p>
          </table:table-cell>
          <table:table-cell table:style-name="ce6" office:value-type="currency" office:currency="USD" office:value="99000000">
            <text:p>$99,000,000</text:p>
          </table:table-cell>
          <table:table-cell table:number-columns-repeated="25"/>
          <table:table-cell table:formula="of:=[.A24]" office:value-type="string" office:string-value="Communications">
            <text:p>Communications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966"/>
        </table:table-row>
        <table:table-row table:style-name="ro1">
          <table:table-cell office:value-type="string">
            <text:p>Communications</text:p>
          </table:table-cell>
          <table:table-cell table:number-columns-repeated="6" table:style-name="ce5" office:value-type="currency" office:currency="USD" office:value="0">
            <text:p>$0</text:p>
          </table:table-cell>
          <table:table-cell table:style-name="ce6" office:value-type="currency" office:currency="USD" office:value="22789000">
            <text:p>$22,789,000</text:p>
          </table:table-cell>
          <table:table-cell table:style-name="ce6" office:value-type="currency" office:currency="USD" office:value="23488000">
            <text:p>$23,488,000</text:p>
          </table:table-cell>
          <table:table-cell table:style-name="ce6" office:value-type="currency" office:currency="USD" office:value="23577000">
            <text:p>$23,577,000</text:p>
          </table:table-cell>
          <table:table-cell table:style-name="ce6" office:value-type="currency" office:currency="USD" office:value="23258000">
            <text:p>$23,258,000</text:p>
          </table:table-cell>
          <table:table-cell table:style-name="ce6" office:value-type="currency" office:currency="USD" office:value="23130000">
            <text:p>$23,130,000</text:p>
          </table:table-cell>
          <table:table-cell table:style-name="ce6" office:value-type="currency" office:currency="USD" office:value="24196000">
            <text:p>$24,196,000</text:p>
          </table:table-cell>
          <table:table-cell table:style-name="ce6" office:value-type="currency" office:currency="USD" office:value="25000000">
            <text:p>$25,000,000</text:p>
          </table:table-cell>
          <table:table-cell table:style-name="ce6" office:value-type="currency" office:currency="USD" office:value="30000000">
            <text:p>$30,000,000</text:p>
          </table:table-cell>
          <table:table-cell table:style-name="ce6" office:value-type="currency" office:currency="USD" office:value="28000000">
            <text:p>$28,000,000</text:p>
          </table:table-cell>
          <table:table-cell table:number-columns-repeated="2" table:style-name="ce6" office:value-type="currency" office:currency="USD" office:value="25000000">
            <text:p>$25,000,000</text:p>
          </table:table-cell>
          <table:table-cell table:style-name="ce6" office:value-type="currency" office:currency="USD" office:value="26000000">
            <text:p>$26,000,000</text:p>
          </table:table-cell>
          <table:table-cell table:number-columns-repeated="2" table:style-name="ce6" office:value-type="currency" office:currency="USD" office:value="33000000">
            <text:p>$33,000,000</text:p>
          </table:table-cell>
          <table:table-cell table:style-name="ce6" office:value-type="currency" office:currency="USD" office:value="41000000">
            <text:p>$41,000,000</text:p>
          </table:table-cell>
          <table:table-cell table:number-columns-repeated="25"/>
          <table:table-cell table:formula="of:=[.A25]" office:value-type="string" office:string-value="G&amp;A">
            <text:p>G&amp;A</text:p>
          </table:table-cell>
          <table:table-cell table:number-columns-repeated="9"/>
          <table:table-cell office:value-type="float" office:value="52">
            <text:p>52</text:p>
          </table:table-cell>
          <table:table-cell table:number-columns-repeated="966"/>
        </table:table-row>
        <table:table-row table:style-name="ro1">
          <table:table-cell office:value-type="string">
            <text:p>G&amp;A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6" office:value-type="currency" office:currency="USD" office:value="43688000">
            <text:p>$43,688,000</text:p>
          </table:table-cell>
          <table:table-cell table:style-name="ce6" office:value-type="currency" office:currency="USD" office:value="47702000">
            <text:p>$47,702,000</text:p>
          </table:table-cell>
          <table:table-cell table:style-name="ce6" office:value-type="currency" office:currency="USD" office:value="58924000">
            <text:p>$58,924,000</text:p>
          </table:table-cell>
          <table:table-cell table:style-name="ce6" office:value-type="currency" office:currency="USD" office:value="45893000">
            <text:p>$45,893,000</text:p>
          </table:table-cell>
          <table:table-cell table:style-name="ce6" office:value-type="currency" office:currency="USD" office:value="115054000">
            <text:p>$115,054,000</text:p>
          </table:table-cell>
          <table:table-cell table:style-name="ce6" office:value-type="currency" office:currency="USD" office:value="57285000">
            <text:p>$57,285,000</text:p>
          </table:table-cell>
          <table:table-cell table:style-name="ce6" office:value-type="currency" office:currency="USD" office:value="58000000">
            <text:p>$58,000,000</text:p>
          </table:table-cell>
          <table:table-cell table:style-name="ce6" office:value-type="currency" office:currency="USD" office:value="62000000">
            <text:p>$62,000,000</text:p>
          </table:table-cell>
          <table:table-cell table:style-name="ce6" office:value-type="currency" office:currency="USD" office:value="86000000">
            <text:p>$86,000,000</text:p>
          </table:table-cell>
          <table:table-cell table:style-name="ce6" office:value-type="currency" office:currency="USD" office:value="96000000">
            <text:p>$96,000,000</text:p>
          </table:table-cell>
          <table:table-cell table:style-name="ce6" office:value-type="currency" office:currency="USD" office:value="112000000">
            <text:p>$112,000,000</text:p>
          </table:table-cell>
          <table:table-cell table:style-name="ce6" office:value-type="currency" office:currency="USD" office:value="236000000">
            <text:p>$236,000,000</text:p>
          </table:table-cell>
          <table:table-cell table:style-name="ce6" office:value-type="currency" office:currency="USD" office:value="176000000">
            <text:p>$176,000,000</text:p>
          </table:table-cell>
          <table:table-cell table:style-name="ce6" office:value-type="currency" office:currency="USD" office:value="165000000">
            <text:p>$165,000,000</text:p>
          </table:table-cell>
          <table:table-cell table:style-name="ce6" office:value-type="currency" office:currency="USD" office:value="211000000">
            <text:p>$211,000,000</text:p>
          </table:table-cell>
          <table:table-cell table:number-columns-repeated="25"/>
          <table:table-cell table:formula="of:=[.A26]" office:value-type="string" office:string-value="Customer Bad Debt">
            <text:p>Customer Bad Debt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66"/>
        </table:table-row>
        <table:table-row table:style-name="ro1">
          <table:table-cell office:value-type="string">
            <text:p>Customer Bad Debt</text:p>
          </table:table-cell>
          <table:table-cell table:number-columns-repeated="8" office:value-type="float" office:value="0">
            <text:p>0</text:p>
          </table:table-cell>
          <table:table-cell table:style-name="ce6" office:value-type="currency" office:currency="USD" office:value="0">
            <text:p>$0</text:p>
          </table:table-cell>
          <table:table-cell table:number-columns-repeated="2" office:value-type="float" office:value="0">
            <text:p>0</text:p>
          </table:table-cell>
          <table:table-cell table:style-name="ce6" office:value-type="currency" office:currency="USD" office:value="0">
            <text:p>$0</text:p>
          </table:table-cell>
          <table:table-cell table:style-name="ce6" office:value-type="currency" office:currency="USD" office:value="146000000">
            <text:p>$146,000,000</text:p>
          </table:table-cell>
          <table:table-cell table:style-name="ce6" office:value-type="currency" office:currency="USD" office:value="6000000">
            <text:p>$6,000,000</text:p>
          </table:table-cell>
          <table:table-cell table:style-name="ce6" office:value-type="currency" office:currency="USD" office:value="2000000">
            <text:p>$2,000,000</text:p>
          </table:table-cell>
          <table:table-cell table:style-name="ce6" office:value-type="currency" office:currency="USD" office:value="4000000">
            <text:p>$4,000,000</text:p>
          </table:table-cell>
          <table:table-cell table:style-name="ce6" office:value-type="currency" office:currency="USD" office:value="44000000">
            <text:p>$44,000,000</text:p>
          </table:table-cell>
          <table:table-cell table:style-name="ce6" office:value-type="currency" office:currency="USD" office:value="13000000">
            <text:p>$13,000,000</text:p>
          </table:table-cell>
          <table:table-cell table:number-columns-repeated="2" table:style-name="ce6" office:value-type="currency" office:currency="USD" office:value="3000000">
            <text:p>$3,000,000</text:p>
          </table:table-cell>
          <table:table-cell table:style-name="ce6" office:value-type="currency" office:currency="USD" office:value="7000000">
            <text:p>$7,000,000</text:p>
          </table:table-cell>
          <table:table-cell table:number-columns-repeated="1002"/>
        </table:table-row>
        <table:table-row table:style-name="ro1">
          <table:table-cell table:number-columns-repeated="47"/>
          <table:table-cell table:formula="of:=[.A28]" office:value-type="string" office:string-value="Total Non Interest Expenses">
            <text:p>Total Non Interest Expenses</text:p>
          </table:table-cell>
          <table:table-cell table:number-columns-repeated="9"/>
          <table:table-cell table:formula="of:=SUM([.BF20:.BF25])" office:value-type="float" office:value="350">
            <text:p>350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Total Non Interest Expenses</text:p>
          </table:table-cell>
          <table:table-cell table:formula="of:=SUM([.B21:.B26])" office:value-type="currency" office:currency="USD" office:value="73500000">
            <text:p>$73,500,000</text:p>
          </table:table-cell>
          <table:table-cell table:formula="of:=SUM([.C21:.C26])" office:value-type="currency" office:currency="USD" office:value="79100000">
            <text:p>$79,100,000</text:p>
          </table:table-cell>
          <table:table-cell table:formula="of:=SUM([.D21:.D26])" office:value-type="currency" office:currency="USD" office:value="90175000">
            <text:p>$90,175,000</text:p>
          </table:table-cell>
          <table:table-cell table:formula="of:=SUM([.E21:.E26])" office:value-type="currency" office:currency="USD" office:value="110125000">
            <text:p>$110,125,000</text:p>
          </table:table-cell>
          <table:table-cell table:formula="of:=SUM([.F21:.F26])" office:value-type="currency" office:currency="USD" office:value="118770000">
            <text:p>$118,770,000</text:p>
          </table:table-cell>
          <table:table-cell table:formula="of:=SUM([.G21:.G26])" office:value-type="currency" office:currency="USD" office:value="158018000">
            <text:p>$158,018,000</text:p>
          </table:table-cell>
          <table:table-cell table:formula="of:=SUM([.H21:.H26])" office:value-type="currency" office:currency="USD" office:value="562057000">
            <text:p>$562,057,000</text:p>
          </table:table-cell>
          <table:table-cell table:style-name="ce6" table:formula="of:=SUM([.I21:.I26])" office:value-type="currency" office:currency="USD" office:value="584693000">
            <text:p>$584,693,000</text:p>
          </table:table-cell>
          <table:table-cell table:style-name="ce6" table:formula="of:=SUM([.J21:.J26])" office:value-type="currency" office:currency="USD" office:value="617244000">
            <text:p>$617,244,000</text:p>
          </table:table-cell>
          <table:table-cell table:style-name="ce6" table:formula="of:=SUM([.K21:.K26])" office:value-type="currency" office:currency="USD" office:value="603520000">
            <text:p>$603,520,000</text:p>
          </table:table-cell>
          <table:table-cell table:style-name="ce6" table:formula="of:=SUM([.L21:.L26])" office:value-type="currency" office:currency="USD" office:value="624862000">
            <text:p>$624,862,000</text:p>
          </table:table-cell>
          <table:table-cell table:style-name="ce6" table:formula="of:=SUM([.M21:.M26])" office:value-type="currency" office:currency="USD" office:value="537153000">
            <text:p>$537,153,000</text:p>
          </table:table-cell>
          <table:table-cell table:style-name="ce6" table:formula="of:=SUM([.N21:.N26])" office:value-type="currency" office:currency="USD" office:value="731000000">
            <text:p>$731,000,000</text:p>
          </table:table-cell>
          <table:table-cell table:style-name="ce6" table:formula="of:=SUM([.O21:.O26])" office:value-type="currency" office:currency="USD" office:value="635000000">
            <text:p>$635,000,000</text:p>
          </table:table-cell>
          <table:table-cell table:style-name="ce6" table:formula="of:=SUM([.P21:.P26])" office:value-type="currency" office:currency="USD" office:value="653000000">
            <text:p>$653,000,000</text:p>
          </table:table-cell>
          <table:table-cell table:style-name="ce6" table:formula="of:=SUM([.Q21:.Q26])" office:value-type="currency" office:currency="USD" office:value="707000000">
            <text:p>$707,000,000</text:p>
          </table:table-cell>
          <table:table-cell table:style-name="ce6" table:formula="of:=SUM([.R21:.R26])" office:value-type="currency" office:currency="USD" office:value="780000000">
            <text:p>$780,000,000</text:p>
          </table:table-cell>
          <table:table-cell table:style-name="ce6" table:formula="of:=SUM([.S21:.S26])" office:value-type="currency" office:currency="USD" office:value="962000000">
            <text:p>$962,000,000</text:p>
          </table:table-cell>
          <table:table-cell table:style-name="ce6" table:formula="of:=SUM([.T21:.T26])" office:value-type="currency" office:currency="USD" office:value="927000000">
            <text:p>$927,000,000</text:p>
          </table:table-cell>
          <table:table-cell table:style-name="ce6" table:formula="of:=SUM([.U21:.U26])" office:value-type="currency" office:currency="USD" office:value="1069000000">
            <text:p>$1,069,000,000</text:p>
          </table:table-cell>
          <table:table-cell table:style-name="ce6" table:formula="of:=SUM([.V21:.V26])" office:value-type="currency" office:currency="USD" office:value="1271000000">
            <text:p>$1,271,000,000</text:p>
          </table:table-cell>
          <table:table-cell table:formula="of:=SUM([.W21:.W26])" office:value-type="float" office:value="0">
            <text:p>0</text:p>
          </table:table-cell>
          <table:table-cell table:formula="of:=SUM([.X21:.X26])" office:value-type="float" office:value="0">
            <text:p>0</text:p>
          </table:table-cell>
          <table:table-cell table:formula="of:=SUM([.Y21:.Y26])" office:value-type="float" office:value="0">
            <text:p>0</text:p>
          </table:table-cell>
          <table:table-cell table:formula="of:=SUM([.Z21:.Z26])" office:value-type="float" office:value="0">
            <text:p>0</text:p>
          </table:table-cell>
          <table:table-cell table:formula="of:=SUM([.AA21:.AA26])" office:value-type="float" office:value="0">
            <text:p>0</text:p>
          </table:table-cell>
          <table:table-cell table:formula="of:=SUM([.AB21:.AB26])" office:value-type="float" office:value="0">
            <text:p>0</text:p>
          </table:table-cell>
          <table:table-cell table:formula="of:=SUM([.AC21:.AC26])" office:value-type="float" office:value="0">
            <text:p>0</text:p>
          </table:table-cell>
          <table:table-cell table:formula="of:=SUM([.AD21:.AD26])" office:value-type="float" office:value="0">
            <text:p>0</text:p>
          </table:table-cell>
          <table:table-cell table:formula="of:=SUM([.AE21:.AE26])" office:value-type="float" office:value="0">
            <text:p>0</text:p>
          </table:table-cell>
          <table:table-cell table:formula="of:=SUM([.AF21:.AF26])" office:value-type="float" office:value="0">
            <text:p>0</text:p>
          </table:table-cell>
          <table:table-cell table:formula="of:=SUM([.AG21:.AG26])" office:value-type="float" office:value="0">
            <text:p>0</text:p>
          </table:table-cell>
          <table:table-cell table:formula="of:=SUM([.AH21:.AH26])" office:value-type="float" office:value="0">
            <text:p>0</text:p>
          </table:table-cell>
          <table:table-cell table:formula="of:=SUM([.AI21:.AI26])" office:value-type="float" office:value="0">
            <text:p>0</text:p>
          </table:table-cell>
          <table:table-cell table:formula="of:=SUM([.AJ21:.AJ26])" office:value-type="float" office:value="0">
            <text:p>0</text:p>
          </table:table-cell>
          <table:table-cell table:formula="of:=SUM([.AK21:.AK26])" office:value-type="float" office:value="0">
            <text:p>0</text:p>
          </table:table-cell>
          <table:table-cell table:formula="of:=SUM([.AL21:.AL26])" office:value-type="float" office:value="0">
            <text:p>0</text:p>
          </table:table-cell>
          <table:table-cell table:formula="of:=SUM([.AM21:.AM26])" office:value-type="float" office:value="0">
            <text:p>0</text:p>
          </table:table-cell>
          <table:table-cell table:formula="of:=SUM([.AN21:.AN26])" office:value-type="float" office:value="0">
            <text:p>0</text:p>
          </table:table-cell>
          <table:table-cell table:formula="of:=SUM([.AO21:.AO26])" office:value-type="float" office:value="0">
            <text:p>0</text:p>
          </table:table-cell>
          <table:table-cell table:formula="of:=SUM([.AP21:.AP26])" office:value-type="float" office:value="0">
            <text:p>0</text:p>
          </table:table-cell>
          <table:table-cell table:formula="of:=SUM([.AQ21:.AQ26])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3"/>
          <table:table-cell table:number-columns-repeated="46"/>
          <table:table-cell table:formula="of:=[.A30]" office:value-type="string" office:string-value="# of Employees">
            <text:p># of Employees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# of Employees</text:p>
          </table:table-cell>
          <table:table-cell office:value-type="float" office:value="420">
            <text:p>420</text:p>
          </table:table-cell>
          <table:table-cell office:value-type="float" office:value="450">
            <text:p>450</text:p>
          </table:table-cell>
          <table:table-cell office:value-type="float" office:value="470">
            <text:p>470</text:p>
          </table:table-cell>
          <table:table-cell office:value-type="float" office:value="517">
            <office:annotation draw:style-name="gr1" draw:text-style-name="P1" svg:width="1.1413in" svg:height="0.4484in" svg:x="7.2866in" svg:y="4.1035in" draw:caption-point-x="-0.2402in" draw:caption-point-y="0.5953in">
              <dc:creator>CM</dc:creator>
              <dc:date>2024-09-08T00:00:00</dc:date>
              <text:p text:style-name="P1"><text:span text:style-name="T1">As of 09/30/06</text:span></text:p>
              <text:p text:style-name="P1"><text:span text:style-name="T1"/></text:p>
            </office:annotation>
            <text:p>517</text:p>
          </table:table-cell>
          <table:table-cell office:value-type="float" office:value="675">
            <text:p>675</text:p>
          </table:table-cell>
          <table:table-cell office:value-type="float" office:value="750">
            <text:p>750</text:p>
          </table:table-cell>
          <table:table-cell office:value-type="float" office:value="801">
            <text:p>801</text:p>
          </table:table-cell>
          <table:table-cell office:value-type="float" office:value="857">
            <text:p>857</text:p>
          </table:table-cell>
          <table:table-cell office:value-type="float" office:value="874">
            <text:p>874</text:p>
          </table:table-cell>
          <table:table-cell office:value-type="float" office:value="891">
            <text:p>891</text:p>
          </table:table-cell>
          <table:table-cell office:value-type="float" office:value="880">
            <text:p>880</text:p>
          </table:table-cell>
          <table:table-cell office:value-type="float" office:value="960">
            <text:p>960</text:p>
          </table:table-cell>
          <table:table-cell office:value-type="float" office:value="1087">
            <text:p>1087</text:p>
          </table:table-cell>
          <table:table-cell office:value-type="float" office:value="1204">
            <text:p>1204</text:p>
          </table:table-cell>
          <table:table-cell office:value-type="float" office:value="1228">
            <text:p>1228</text:p>
          </table:table-cell>
          <table:table-cell office:value-type="float" office:value="1413">
            <text:p>1413</text:p>
          </table:table-cell>
          <table:table-cell office:value-type="float" office:value="1643">
            <text:p>1643</text:p>
          </table:table-cell>
          <table:table-cell office:value-type="float" office:value="2033">
            <text:p>2033</text:p>
          </table:table-cell>
          <table:table-cell office:value-type="float" office:value="2571">
            <text:p>2571</text:p>
          </table:table-cell>
          <table:table-cell office:value-type="float" office:value="2820">
            <text:p>2820</text:p>
          </table:table-cell>
          <table:table-cell office:value-type="float" office:value="2932">
            <text:p>2932</text:p>
          </table:table-cell>
          <table:table-cell table:number-columns-repeated="1002"/>
        </table:table-row>
        <table:table-row table:style-name="ro1">
          <table:table-cell/>
          <table:table-cell table:style-name="ce7" table:number-columns-repeated="2"/>
          <table:table-cell table:style-name="ce7"/>
          <table:table-cell/>
          <table:table-cell table:style-name="ce10"/>
          <table:table-cell table:style-name="ce7"/>
          <table:table-cell table:number-columns-repeated="40"/>
          <table:table-cell table:formula="of:=[.A32]" office:value-type="string" office:string-value="Income Before Tax">
            <text:p>Income Before Tax</text:p>
          </table:table-cell>
          <table:table-cell table:number-columns-repeated="9"/>
          <table:table-cell table:formula="of:=[.BF16]-[.BF27]" office:value-type="float" office:value="880">
            <text:p>880</text:p>
          </table:table-cell>
          <table:table-cell table:number-columns-repeated="966"/>
        </table:table-row>
        <table:table-row table:style-name="ro1">
          <table:table-cell office:value-type="string">
            <text:p>Income Before Tax</text:p>
          </table:table-cell>
          <table:table-cell table:style-name="ce7" office:value-type="currency" office:currency="USD" office:value="19900000">
            <text:p>$19,900,000.00</text:p>
          </table:table-cell>
          <table:table-cell table:style-name="ce7" office:value-type="currency" office:currency="USD" office:value="19600000">
            <text:p>$19,600,000.00</text:p>
          </table:table-cell>
          <table:table-cell table:style-name="ce7" office:value-type="currency" office:currency="USD" office:value="33778000">
            <text:p>$33,778,000.00</text:p>
          </table:table-cell>
          <table:table-cell table:style-name="ce7" office:value-type="currency" office:currency="USD" office:value="27392000">
            <text:p>$27,392,000.00</text:p>
          </table:table-cell>
          <table:table-cell table:style-name="ce7" office:value-type="currency" office:currency="USD" office:value="63037000">
            <text:p>$63,037,000.00</text:p>
          </table:table-cell>
          <table:table-cell table:style-name="ce7" office:value-type="currency" office:currency="USD" office:value="128371000">
            <text:p>$128,371,000.00</text:p>
          </table:table-cell>
          <table:table-cell table:style-name="ce6" table:formula="of:=[.H17]-[.H28]" office:value-type="currency" office:currency="USD" office:value="538283000">
            <text:p>$538,283,000</text:p>
          </table:table-cell>
          <table:table-cell table:style-name="ce6" table:formula="of:=[.I17]-[.I28]" office:value-type="currency" office:currency="USD" office:value="337415000">
            <text:p>$337,415,000</text:p>
          </table:table-cell>
          <table:table-cell table:style-name="ce6" table:formula="of:=[.J17]-[.J28]" office:value-type="currency" office:currency="USD" office:value="741068000">
            <text:p>$741,068,000</text:p>
          </table:table-cell>
          <table:table-cell table:formula="of:=[.K17]-[.K28]" office:value-type="currency" office:currency="USD" office:value="527000000">
            <text:p>$527,000,000</text:p>
          </table:table-cell>
          <table:table-cell table:formula="of:=[.L17]-[.L28]" office:value-type="currency" office:currency="USD" office:value="451278000">
            <text:p>$451,278,000</text:p>
          </table:table-cell>
          <table:table-cell table:formula="of:=[.M17]-[.M28]" office:value-type="currency" office:currency="USD" office:value="506123000">
            <text:p>$506,123,000</text:p>
          </table:table-cell>
          <table:table-cell table:formula="of:=[.N17]-[.N28]" office:value-type="currency" office:currency="USD" office:value="458000000">
            <text:p>$458,000,000</text:p>
          </table:table-cell>
          <table:table-cell table:formula="of:=[.O17]-[.O28]" office:value-type="currency" office:currency="USD" office:value="761000000">
            <text:p>$761,000,000</text:p>
          </table:table-cell>
          <table:table-cell table:formula="of:=[.P17]-[.P28]" office:value-type="currency" office:currency="USD" office:value="1049000000">
            <text:p>$1,049,000,000</text:p>
          </table:table-cell>
          <table:table-cell table:formula="of:=[.Q17]-[.Q28]" office:value-type="currency" office:currency="USD" office:value="1196000000">
            <text:p>$1,196,000,000</text:p>
          </table:table-cell>
          <table:table-cell table:formula="of:=[.R17]-[.R28]" office:value-type="currency" office:currency="USD" office:value="-780000000">
            <text:p>-$780,000,000</text:p>
          </table:table-cell>
          <table:table-cell table:formula="of:=[.S17]-[.S28]" office:value-type="currency" office:currency="USD" office:value="1256000000">
            <text:p>$1,256,000,000</text:p>
          </table:table-cell>
          <table:table-cell table:formula="of:=[.T17]-[.T28]" office:value-type="currency" office:currency="USD" office:value="1787000000">
            <text:p>$1,787,000,000</text:p>
          </table:table-cell>
          <table:table-cell table:formula="of:=[.U17]-[.U28]" office:value-type="currency" office:currency="USD" office:value="1998000000">
            <text:p>$1,998,000,000</text:p>
          </table:table-cell>
          <table:table-cell table:formula="of:=[.V17]-[.V28]" office:value-type="currency" office:currency="USD" office:value="3069000000">
            <text:p>$3,069,000,000</text:p>
          </table:table-cell>
          <table:table-cell table:number-columns-repeated="25"/>
          <table:table-cell table:formula="of:=[.A33]" office:value-type="string" office:string-value="Income Tax Expense">
            <text:p>Income Tax Expense</text:p>
          </table:table-cell>
          <table:table-cell table:number-columns-repeated="9"/>
          <table:table-cell office:value-type="float" office:value="71">
            <text:p>71</text:p>
          </table:table-cell>
          <table:table-cell table:number-columns-repeated="966"/>
        </table:table-row>
        <table:table-row table:style-name="ro1">
          <table:table-cell office:value-type="string">
            <text:p>Income Tax Expense</text:p>
          </table:table-cell>
          <table:table-cell table:number-columns-repeated="2" table:style-name="ce8"/>
          <table:table-cell table:style-name="ce8" table:formula="of:=[.D32]/[.D31]" office:value-type="percentage" office:value="0">
            <text:p>#DIV/0!</text:p>
          </table:table-cell>
          <table:table-cell table:number-columns-repeated="3" table:style-name="ce8"/>
          <table:table-cell table:style-name="ce6" office:value-type="currency" office:currency="USD" office:value="54138000">
            <text:p>$54,138,000</text:p>
          </table:table-cell>
          <table:table-cell table:style-name="ce6" office:value-type="currency" office:currency="USD" office:value="60281000">
            <text:p>$60,281,000</text:p>
          </table:table-cell>
          <table:table-cell table:style-name="ce6" office:value-type="currency" office:currency="USD" office:value="53889000">
            <text:p>$53,889,000</text:p>
          </table:table-cell>
          <table:table-cell table:style-name="ce6" office:value-type="currency" office:currency="USD" office:value="30014000">
            <text:p>$30,014,000</text:p>
          </table:table-cell>
          <table:table-cell office:value-type="float" office:value="33685000">
            <text:p>33685000</text:p>
          </table:table-cell>
          <table:table-cell table:style-name="ce6" office:value-type="currency" office:currency="USD" office:value="47254000">
            <text:p>$47,254,000</text:p>
          </table:table-cell>
          <table:table-cell table:style-name="ce6" office:value-type="currency" office:currency="USD" office:value="43000000">
            <text:p>$43,000,000</text:p>
          </table:table-cell>
          <table:table-cell table:style-name="ce6" office:value-type="currency" office:currency="USD" office:value="62000000">
            <text:p>$62,000,000</text:p>
          </table:table-cell>
          <table:table-cell table:style-name="ce6" office:value-type="currency" office:currency="USD" office:value="256000000">
            <text:p>$256,000,000</text:p>
          </table:table-cell>
          <table:table-cell table:style-name="ce6" office:value-type="currency" office:currency="USD" office:value="71000000">
            <text:p>$71,000,000</text:p>
          </table:table-cell>
          <table:table-cell table:style-name="ce6" office:value-type="currency" office:currency="USD" office:value="68000000">
            <text:p>$68,000,000</text:p>
          </table:table-cell>
          <table:table-cell table:style-name="ce7" office:value-type="currency" office:currency="USD" office:value="77000000">
            <text:p>$77,000,000.00</text:p>
          </table:table-cell>
          <table:table-cell table:style-name="ce7" office:value-type="currency" office:currency="USD" office:value="151000000">
            <text:p>$151,000,000.00</text:p>
          </table:table-cell>
          <table:table-cell table:style-name="ce7" office:value-type="currency" office:currency="USD" office:value="156000000">
            <text:p>$156,000,000.00</text:p>
          </table:table-cell>
          <table:table-cell table:style-name="ce7" office:value-type="currency" office:currency="USD" office:value="257000000">
            <text:p>$257,000,000.00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6"/>
          <table:table-cell table:number-columns-repeated="12"/>
          <table:table-cell table:style-name="ce7" table:number-columns-repeated="3"/>
          <table:table-cell table:number-columns-repeated="25"/>
          <table:table-cell table:formula="of:=[.A35]" office:value-type="string" office:string-value="Net Income">
            <text:p>Net Income</text:p>
          </table:table-cell>
          <table:table-cell table:number-columns-repeated="9"/>
          <table:table-cell table:formula="of:=[.BF31]-[.BF32]" office:value-type="float" office:value="809">
            <text:p>809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Net Income</text:p>
          </table:table-cell>
          <table:table-cell table:style-name="ce6" table:formula="of:=[.B32]-[.B33]" office:value-type="currency" office:currency="USD" office:value="19900000">
            <text:p>$19,900,000</text:p>
          </table:table-cell>
          <table:table-cell table:style-name="ce6" table:formula="of:=[.C32]-[.C33]" office:value-type="currency" office:currency="USD" office:value="19600000">
            <text:p>$19,600,000</text:p>
          </table:table-cell>
          <table:table-cell table:style-name="ce6" table:formula="of:=[.D32]-[.D33]" office:value-type="currency" office:currency="USD" office:value="0">
            <text:p>#DIV/0!</text:p>
          </table:table-cell>
          <table:table-cell table:style-name="ce6" table:formula="of:=[.E32]-[.E33]" office:value-type="currency" office:currency="USD" office:value="27392000">
            <text:p>$27,392,000</text:p>
          </table:table-cell>
          <table:table-cell table:style-name="ce6" table:formula="of:=[.F32]-[.F33]" office:value-type="currency" office:currency="USD" office:value="63037000">
            <text:p>$63,037,000</text:p>
          </table:table-cell>
          <table:table-cell table:style-name="ce6" table:formula="of:=[.G32]-[.G33]" office:value-type="currency" office:currency="USD" office:value="128371000">
            <text:p>$128,371,000</text:p>
          </table:table-cell>
          <table:table-cell table:style-name="ce6" table:formula="of:=[.H32]-[.H33]" office:value-type="currency" office:currency="USD" office:value="484145000">
            <text:p>$484,145,000</text:p>
          </table:table-cell>
          <table:table-cell table:style-name="ce6" table:formula="of:=[.I32]-[.I33]" office:value-type="currency" office:currency="USD" office:value="277134000">
            <text:p>$277,134,000</text:p>
          </table:table-cell>
          <table:table-cell table:style-name="ce6" table:formula="of:=[.J32]-[.J33]" office:value-type="currency" office:currency="USD" office:value="687179000">
            <text:p>$687,179,000</text:p>
          </table:table-cell>
          <table:table-cell table:style-name="ce6" table:formula="of:=[.K32]-[.K33]" office:value-type="currency" office:currency="USD" office:value="496986000">
            <text:p>$496,986,000</text:p>
          </table:table-cell>
          <table:table-cell table:style-name="ce6" table:formula="of:=[.L32]-[.L33]" office:value-type="currency" office:currency="USD" office:value="417593000">
            <text:p>$417,593,000</text:p>
          </table:table-cell>
          <table:table-cell table:style-name="ce6" table:formula="of:=[.M32]-[.M33]" office:value-type="currency" office:currency="USD" office:value="458869000">
            <text:p>$458,869,000</text:p>
          </table:table-cell>
          <table:table-cell table:style-name="ce6" table:formula="of:=[.N32]-[.N33]" office:value-type="currency" office:currency="USD" office:value="415000000">
            <text:p>$415,000,000</text:p>
          </table:table-cell>
          <table:table-cell table:style-name="ce6" table:formula="of:=[.O32]-[.O33]" office:value-type="currency" office:currency="USD" office:value="699000000">
            <text:p>$699,000,000</text:p>
          </table:table-cell>
          <table:table-cell table:style-name="ce6" table:formula="of:=[.P32]-[.P33]" office:value-type="currency" office:currency="USD" office:value="793000000">
            <text:p>$793,000,000</text:p>
          </table:table-cell>
          <table:table-cell table:style-name="ce6" table:formula="of:=[.Q32]-[.Q33]" office:value-type="currency" office:currency="USD" office:value="1125000000">
            <text:p>$1,125,000,000</text:p>
          </table:table-cell>
          <table:table-cell table:style-name="ce6" table:formula="of:=[.R32]-[.R33]" office:value-type="currency" office:currency="USD" office:value="-848000000">
            <text:p>-$848,000,000</text:p>
          </table:table-cell>
          <table:table-cell table:style-name="ce6" table:formula="of:=[.S32]-[.S33]" office:value-type="currency" office:currency="USD" office:value="1179000000">
            <text:p>$1,179,000,000</text:p>
          </table:table-cell>
          <table:table-cell table:style-name="ce6" table:formula="of:=[.T32]-[.T33]" office:value-type="currency" office:currency="USD" office:value="1636000000">
            <text:p>$1,636,000,000</text:p>
          </table:table-cell>
          <table:table-cell table:style-name="ce6" table:formula="of:=[.U32]-[.U33]" office:value-type="currency" office:currency="USD" office:value="1842000000">
            <text:p>$1,842,000,000</text:p>
          </table:table-cell>
          <table:table-cell table:style-name="ce6" table:formula="of:=[.V32]-[.V33]" office:value-type="currency" office:currency="USD" office:value="2812000000">
            <text:p>$2,812,000,000</text:p>
          </table:table-cell>
          <table:table-cell table:number-columns-repeated="1002"/>
        </table:table-row>
        <table:table-row table:style-name="ro1">
          <table:table-cell table:number-columns-repeated="47"/>
          <table:table-cell table:formula="of:=[.A37]" office:value-type="string" office:string-value="Less Net Income attributable to non-controlling interests">
            <text:p>Less Net Income attributable to non-controlling interests</text:p>
          </table:table-cell>
          <table:table-cell table:number-columns-repeated="9"/>
          <table:table-cell office:value-type="float" office:value="630">
            <text:p>630</text:p>
          </table:table-cell>
          <table:table-cell table:number-columns-repeated="966"/>
        </table:table-row>
        <table:table-row table:style-name="ro1">
          <table:table-cell office:value-type="string">
            <text:p>Less Net Income attributable to non-controlling interests</text:p>
          </table:table-cell>
          <table:table-cell table:number-columns-repeated="6"/>
          <table:table-cell table:style-name="ce6" office:value-type="currency" office:currency="USD" office:value="448356000">
            <text:p>$448,356,000</text:p>
          </table:table-cell>
          <table:table-cell office:value-type="float" office:value="286684000">
            <text:p>286684000</text:p>
          </table:table-cell>
          <table:table-cell office:value-type="float" office:value="625321000">
            <text:p>625321000</text:p>
          </table:table-cell>
          <table:table-cell table:style-name="ce6" office:value-type="currency" office:currency="USD" office:value="456318000">
            <text:p>$456,318,000</text:p>
          </table:table-cell>
          <table:table-cell table:style-name="ce6" office:value-type="currency" office:currency="USD" office:value="380590000">
            <text:p>$380,590,000</text:p>
          </table:table-cell>
          <table:table-cell table:style-name="ce6" office:value-type="currency" office:currency="USD" office:value="414336000">
            <text:p>$414,336,000</text:p>
          </table:table-cell>
          <table:table-cell table:style-name="ce6" office:value-type="currency" office:currency="USD" office:value="366000000">
            <text:p>$366,000,000</text:p>
          </table:table-cell>
          <table:table-cell table:style-name="ce6" office:value-type="currency" office:currency="USD" office:value="615000000">
            <text:p>$615,000,000</text:p>
          </table:table-cell>
          <table:table-cell table:style-name="ce6" office:value-type="currency" office:currency="USD" office:value="717000000">
            <text:p>$717,000,000</text:p>
          </table:table-cell>
          <table:table-cell table:style-name="ce6" office:value-type="currency" office:currency="USD" office:value="956000000">
            <text:p>$956,000,000</text:p>
          </table:table-cell>
          <table:table-cell table:style-name="ce6" office:value-type="currency" office:currency="USD" office:value="928000000">
            <text:p>$928,000,000</text:p>
          </table:table-cell>
          <table:table-cell table:style-name="ce6" office:value-type="currency" office:currency="USD" office:value="984000000">
            <text:p>$984,000,000</text:p>
          </table:table-cell>
          <table:table-cell table:style-name="ce6" office:value-type="currency" office:currency="USD" office:value="1328000000">
            <text:p>$1,328,000,000</text:p>
          </table:table-cell>
          <table:table-cell table:style-name="ce6" office:value-type="currency" office:currency="USD" office:value="1462000000">
            <text:p>$1,462,000,000</text:p>
          </table:table-cell>
          <table:table-cell table:style-name="ce7" office:value-type="currency" office:currency="USD" office:value="2212000000">
            <text:p>$2,212,000,000.00</text:p>
          </table:table-cell>
          <table:table-cell table:number-columns-repeated="25"/>
          <table:table-cell table:formula="of:=[.A38]" office:value-type="string" office:string-value="Net Income Available to common stockholders">
            <text:p>Net Income Available to common stockholders</text:p>
          </table:table-cell>
          <table:table-cell table:number-columns-repeated="9"/>
          <table:table-cell table:formula="of:=[.BF34]-[.BF36]" office:value-type="float" office:value="179">
            <text:p>179</text:p>
          </table:table-cell>
          <table:table-cell table:number-columns-repeated="966"/>
        </table:table-row>
        <table:table-row table:style-name="ro1">
          <table:table-cell office:value-type="string">
            <text:p>Net Income Available to common stockholders</text:p>
          </table:table-cell>
          <table:table-cell table:formula="of:=[.B35]-[.B37]" office:value-type="currency" office:currency="USD" office:value="19900000">
            <text:p>$19,900,000</text:p>
          </table:table-cell>
          <table:table-cell table:formula="of:=[.C35]-[.C37]" office:value-type="currency" office:currency="USD" office:value="19600000">
            <text:p>$19,600,000</text:p>
          </table:table-cell>
          <table:table-cell table:formula="of:=[.D35]-[.D37]" office:value-type="float" office:value="0">
            <text:p>#DIV/0!</text:p>
          </table:table-cell>
          <table:table-cell table:formula="of:=[.E35]-[.E37]" office:value-type="currency" office:currency="USD" office:value="27392000">
            <text:p>$27,392,000</text:p>
          </table:table-cell>
          <table:table-cell table:formula="of:=[.F35]-[.F37]" office:value-type="currency" office:currency="USD" office:value="63037000">
            <text:p>$63,037,000</text:p>
          </table:table-cell>
          <table:table-cell table:formula="of:=[.G35]-[.G37]" office:value-type="currency" office:currency="USD" office:value="128371000">
            <text:p>$128,371,000</text:p>
          </table:table-cell>
          <table:table-cell table:formula="of:=[.H35]-[.H37]" office:value-type="currency" office:currency="USD" office:value="35789000">
            <text:p>$35,789,000</text:p>
          </table:table-cell>
          <table:table-cell table:formula="of:=[.I35]-[.I37]" office:value-type="currency" office:currency="USD" office:value="-9550000">
            <text:p>-$9,550,000</text:p>
          </table:table-cell>
          <table:table-cell table:formula="of:=[.J35]-[.J37]" office:value-type="currency" office:currency="USD" office:value="61858000">
            <text:p>$61,858,000</text:p>
          </table:table-cell>
          <table:table-cell table:formula="of:=[.K35]-[.K37]" office:value-type="currency" office:currency="USD" office:value="40668000">
            <text:p>$40,668,000</text:p>
          </table:table-cell>
          <table:table-cell table:formula="of:=[.L35]-[.L37]" office:value-type="currency" office:currency="USD" office:value="37003000">
            <text:p>$37,003,000</text:p>
          </table:table-cell>
          <table:table-cell table:formula="of:=[.M35]-[.M37]" office:value-type="currency" office:currency="USD" office:value="44533000">
            <text:p>$44,533,000</text:p>
          </table:table-cell>
          <table:table-cell table:formula="of:=[.N35]-[.N37]" office:value-type="currency" office:currency="USD" office:value="49000000">
            <text:p>$49,000,000</text:p>
          </table:table-cell>
          <table:table-cell table:formula="of:=[.O35]-[.O37]" office:value-type="currency" office:currency="USD" office:value="84000000">
            <text:p>$84,000,000</text:p>
          </table:table-cell>
          <table:table-cell table:formula="of:=[.P35]-[.P37]" office:value-type="currency" office:currency="USD" office:value="76000000">
            <text:p>$76,000,000</text:p>
          </table:table-cell>
          <table:table-cell table:formula="of:=[.Q35]-[.Q37]" office:value-type="currency" office:currency="USD" office:value="169000000">
            <text:p>$169,000,000</text:p>
          </table:table-cell>
          <table:table-cell table:formula="of:=[.R35]-[.R37]" office:value-type="currency" office:currency="USD" office:value="-1776000000">
            <text:p>-$1,776,000,000</text:p>
          </table:table-cell>
          <table:table-cell table:style-name="ce6" table:formula="of:=[.S35]-[.S37]" office:value-type="currency" office:currency="USD" office:value="195000000">
            <text:p>$195,000,000</text:p>
          </table:table-cell>
          <table:table-cell table:style-name="ce6" table:formula="of:=[.T35]-[.T37]" office:value-type="currency" office:currency="USD" office:value="308000000">
            <text:p>$308,000,000</text:p>
          </table:table-cell>
          <table:table-cell table:style-name="ce6" table:formula="of:=[.U35]-[.U37]" office:value-type="currency" office:currency="USD" office:value="380000000">
            <text:p>$380,000,000</text:p>
          </table:table-cell>
          <table:table-cell table:formula="of:=[.V35]-[.V37]" office:value-type="currency" office:currency="USD" office:value="600000000">
            <text:p>$600,000,000</text:p>
          </table:table-cell>
          <table:table-cell table:number-columns-repeated="1002"/>
        </table:table-row>
        <table:table-row table:style-name="ro1">
          <table:table-cell table:number-columns-repeated="47"/>
          <table:table-cell table:formula="of:=[.A40]" office:value-type="string" office:string-value="Gross Margin">
            <text:p>Gross Margin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Gross Margin</text:p>
          </table:table-cell>
          <table:table-cell table:number-columns-repeated="1023"/>
        </table:table-row>
        <table:table-row table:style-name="ro1">
          <table:table-cell table:number-columns-repeated="47"/>
          <table:table-cell table:formula="of:=[.A42]" office:value-type="string" office:string-value="Net Revenue Y/Y % ">
            <text:p>Net Revenue Y/Y % 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Net Revenue Y/Y % </text:p>
          </table:table-cell>
          <table:table-cell/>
          <table:table-cell table:formula="of:=[.C18]" office:value-type="percentage" office:value="-0.0827982426495437">
            <text:p>-8.28%</text:p>
          </table:table-cell>
          <table:table-cell table:formula="of:=[.D18]" office:value-type="percentage" office:value="0.521612011790715">
            <text:p>52.16%</text:p>
          </table:table-cell>
          <table:table-cell table:formula="of:=[.E18]" office:value-type="percentage" office:value="0.289193649348432">
            <text:p>28.92%</text:p>
          </table:table-cell>
          <table:table-cell table:formula="of:=[.F18]" office:value-type="percentage" office:value="0.165660673281461">
            <text:p>16.57%</text:p>
          </table:table-cell>
          <table:table-cell table:formula="of:=[.G18]" office:value-type="percentage" office:value="0.405866040165069">
            <text:p>40.59%</text:p>
          </table:table-cell>
          <table:table-cell table:formula="of:=[.H18]" office:value-type="percentage" office:value="-0.369407368776971">
            <text:p>-36.94%</text:p>
          </table:table-cell>
          <table:table-cell table:formula="of:=[.I18]" office:value-type="percentage" office:value="-0.161979024665104">
            <text:p>-16.20%</text:p>
          </table:table-cell>
          <table:table-cell table:formula="of:=[.J18]" office:value-type="percentage" office:value="0.473050879072733">
            <text:p>47.31%</text:p>
          </table:table-cell>
          <table:table-cell table:formula="of:=[.K18]" office:value-type="percentage" office:value="-0.167702265753376">
            <text:p>-16.77%</text:p>
          </table:table-cell>
          <table:table-cell table:formula="of:=[.L18]" office:value-type="percentage" office:value="-0.0481017584828221">
            <text:p>-4.81%</text:p>
          </table:table-cell>
          <table:table-cell table:formula="of:=[.M18]" office:value-type="percentage" office:value="-0.0305387774824837">
            <text:p>-3.05%</text:p>
          </table:table-cell>
          <table:table-cell table:formula="of:=[.N18]" office:value-type="percentage" office:value="0.139679241159578">
            <text:p>13.97%</text:p>
          </table:table-cell>
          <table:table-cell table:formula="of:=[.O18]" office:value-type="percentage" office:value="0.174095878889823">
            <text:p>17.41%</text:p>
          </table:table-cell>
          <table:table-cell table:formula="of:=[.P18]" office:value-type="percentage" office:value="0.21919770773639">
            <text:p>21.92%</text:p>
          </table:table-cell>
          <table:table-cell table:formula="of:=[.Q18]" office:value-type="percentage" office:value="0.118096357226792">
            <text:p>11.81%</text:p>
          </table:table-cell>
          <table:table-cell table:formula="of:=[.R18]" office:value-type="percentage" office:value="-1">
            <text:p>-100.00%</text:p>
          </table:table-cell>
          <table:table-cell table:formula="of:=[.S18]" office:value-type="float" office:value="0">
            <text:p>#DIV/0!</text:p>
          </table:table-cell>
          <table:table-cell table:formula="of:=[.T18]" office:value-type="percentage" office:value="0.223624887285843">
            <text:p>22.36%</text:p>
          </table:table-cell>
          <table:table-cell table:formula="of:=[.U18]" office:value-type="percentage" office:value="0.130066322770818">
            <text:p>13.01%</text:p>
          </table:table-cell>
          <table:table-cell table:formula="of:=[.V18]" office:value-type="percentage" office:value="0.415063580045647">
            <text:p>41.51%</text:p>
          </table:table-cell>
          <table:table-cell table:number-columns-repeated="25"/>
          <table:table-cell table:formula="of:=[.A43]" office:value-type="string" office:string-value="Trading Gains Y/Y %">
            <text:p>Trading Gains Y/Y %</text:p>
          </table:table-cell>
          <table:table-cell table:number-columns-repeated="976"/>
        </table:table-row>
        <table:table-row table:style-name="ro1">
          <table:table-cell table:style-name="ce4" office:value-type="string">
            <text:p>Trading Gains Y/Y %</text:p>
          </table:table-cell>
          <table:table-cell table:style-name="ce9"/>
          <table:table-cell table:style-name="ce9" table:formula="of:=([.C3]/[.B3])-1" office:value-type="percentage" office:value="-0.133497133497134">
            <text:p>-13.35%</text:p>
          </table:table-cell>
          <table:table-cell table:style-name="ce9" table:formula="of:=([.D3]/[.C3])-1" office:value-type="percentage" office:value="0.513192344045368">
            <text:p>51.32%</text:p>
          </table:table-cell>
          <table:table-cell table:style-name="ce9" table:formula="of:=([.E3]/[.D3])-1" office:value-type="percentage" office:value="0.257232000224865">
            <text:p>25.72%</text:p>
          </table:table-cell>
          <table:table-cell table:style-name="ce9" table:formula="of:=([.F3]/[.E3])-1" office:value-type="percentage" office:value="0.103035610040864">
            <text:p>10.30%</text:p>
          </table:table-cell>
          <table:table-cell table:style-name="ce9" table:formula="of:=([.G3]/[.F3])-1" office:value-type="percentage" office:value="0.468354230827698">
            <text:p>46.84%</text:p>
          </table:table-cell>
          <table:table-cell table:style-name="ce9" table:formula="of:=([.H3]/[.G3])-1" office:value-type="percentage" office:value="-0.513904971955392">
            <text:p>-51.39%</text:p>
          </table:table-cell>
          <table:table-cell table:style-name="ce9" table:formula="of:=([.I3]/[.H3])-1" office:value-type="percentage" office:value="-0.418434524701632">
            <text:p>-41.84%</text:p>
          </table:table-cell>
          <table:table-cell table:style-name="ce9" table:formula="of:=([.J3]/[.I3])-1" office:value-type="percentage" office:value="0.80444560187069">
            <text:p>80.44%</text:p>
          </table:table-cell>
          <table:table-cell table:style-name="ce9" table:formula="of:=([.K3]/[.J3])-1" office:value-type="percentage" office:value="-0.299478336690821">
            <text:p>-29.95%</text:p>
          </table:table-cell>
          <table:table-cell table:style-name="ce9" table:formula="of:=([.L3]/[.K3])-1" office:value-type="percentage" office:value="-0.289158384713277">
            <text:p>-28.92%</text:p>
          </table:table-cell>
          <table:table-cell table:style-name="ce9" table:formula="of:=([.M3]/[.L3])-1" office:value-type="percentage" office:value="-0.211591236380433">
            <text:p>-21.16%</text:p>
          </table:table-cell>
          <table:table-cell table:style-name="ce9" table:formula="of:=([.N3]/[.M3])-1" office:value-type="percentage" office:value="0.0300711859603977">
            <text:p>3.01%</text:p>
          </table:table-cell>
          <table:table-cell table:style-name="ce9" table:formula="of:=([.O3]/[.N3])-1" office:value-type="percentage" office:value="-0.394052044609665">
            <text:p>-39.41%</text:p>
          </table:table-cell>
          <table:table-cell table:style-name="ce9" table:formula="of:=([.P3]/[.O3])-1" office:value-type="percentage" office:value="-0.754601226993865">
            <text:p>-75.46%</text:p>
          </table:table-cell>
          <table:table-cell table:style-name="ce9" table:formula="of:=([.Q3]/[.P3])-1" office:value-type="percentage" office:value="-1">
            <text:p>-100.00%</text:p>
          </table:table-cell>
          <table:table-cell table:style-name="ce9" table:formula="of:=([.R3]/[.Q3])-1" office:value-type="percentage" office:value="0">
            <text:p>#DIV/0!</text:p>
          </table:table-cell>
          <table:table-cell table:style-name="ce9" table:formula="of:=([.S3]/[.R3])-1" office:value-type="percentage" office:value="0">
            <text:p>#DIV/0!</text:p>
          </table:table-cell>
          <table:table-cell table:style-name="ce9" table:formula="of:=([.T3]/[.S3])-1" office:value-type="percentage" office:value="0">
            <text:p>#DIV/0!</text:p>
          </table:table-cell>
          <table:table-cell table:style-name="ce9" table:formula="of:=([.U3]/[.T3])-1" office:value-type="percentage" office:value="0">
            <text:p>#DIV/0!</text:p>
          </table:table-cell>
          <table:table-cell table:style-name="ce9" table:formula="of:=([.V3]/[.U3])-1" office:value-type="percentage" office:value="0">
            <text:p>#DIV/0!</text:p>
          </table:table-cell>
          <table:table-cell table:style-name="ce9" table:number-columns-repeated="25"/>
          <table:table-cell table:formula="of:=[.A44]" office:value-type="string" office:string-value="Commissions Y/Y %">
            <text:p>Commissions Y/Y %</text:p>
          </table:table-cell>
          <table:table-cell table:style-name="ce9" table:number-columns-repeated="976"/>
        </table:table-row>
        <table:table-row table:style-name="ro1">
          <table:table-cell table:style-name="ce3" office:value-type="string">
            <text:p>Commissions Y/Y %</text:p>
          </table:table-cell>
          <table:table-cell/>
          <table:table-cell table:style-name="ce9" table:formula="of:=([.C4]/[.B4])-1" office:value-type="percentage" office:value="0.204301075268817">
            <text:p>20.43%</text:p>
          </table:table-cell>
          <table:table-cell table:style-name="ce9" table:formula="of:=([.D4]/[.C4])-1" office:value-type="percentage" office:value="0.179964285714286">
            <text:p>18.00%</text:p>
          </table:table-cell>
          <table:table-cell table:style-name="ce9" table:formula="of:=([.E4]/[.D4])-1" office:value-type="percentage" office:value="0.319932504010412">
            <text:p>31.99%</text:p>
          </table:table-cell>
          <table:table-cell table:style-name="ce9" table:formula="of:=([.F4]/[.E4])-1" office:value-type="percentage" office:value="0.496838400110068">
            <text:p>49.68%</text:p>
          </table:table-cell>
          <table:table-cell table:style-name="ce9" table:formula="of:=([.G4]/[.F4])-1" office:value-type="percentage" office:value="0.376957074575648">
            <text:p>37.70%</text:p>
          </table:table-cell>
          <table:table-cell table:style-name="ce9" table:formula="of:=([.H4]/[.G4])-1" office:value-type="percentage" office:value="-0.0180764277707779">
            <text:p>-1.81%</text:p>
          </table:table-cell>
          <table:table-cell table:style-name="ce9" table:formula="of:=([.I4]/[.H4])-1" office:value-type="percentage" office:value="0.095558451123134">
            <text:p>9.56%</text:p>
          </table:table-cell>
          <table:table-cell table:style-name="ce9" table:formula="of:=([.J4]/[.I4])-1" office:value-type="percentage" office:value="0.179558646723463">
            <text:p>17.96%</text:p>
          </table:table-cell>
          <table:table-cell table:style-name="ce9" table:formula="of:=([.K4]/[.J4])-1" office:value-type="percentage" office:value="-0.0955652196785705">
            <text:p>-9.56%</text:p>
          </table:table-cell>
          <table:table-cell table:style-name="ce9" table:formula="of:=([.L4]/[.K4])-1" office:value-type="percentage" office:value="0.216914598147421">
            <text:p>21.69%</text:p>
          </table:table-cell>
          <table:table-cell table:style-name="ce9" table:formula="of:=([.M4]/[.L4])-1" office:value-type="percentage" office:value="0.0930342789315617">
            <text:p>9.30%</text:p>
          </table:table-cell>
          <table:table-cell table:style-name="ce9" table:formula="of:=([.N4]/[.M4])-1" office:value-type="percentage" office:value="0.12420968241532">
            <text:p>12.42%</text:p>
          </table:table-cell>
          <table:table-cell table:style-name="ce9" table:formula="of:=([.O4]/[.N4])-1" office:value-type="percentage" office:value="-0.00810372771474876">
            <text:p>-0.81%</text:p>
          </table:table-cell>
          <table:table-cell table:style-name="ce9" table:formula="of:=([.P4]/[.O4])-1" office:value-type="percentage" office:value="0.0571895424836602">
            <text:p>5.72%</text:p>
          </table:table-cell>
          <table:table-cell table:style-name="ce9" table:formula="of:=([.Q4]/[.P4])-1" office:value-type="percentage" office:value="0.200927357032457">
            <text:p>20.09%</text:p>
          </table:table-cell>
          <table:table-cell table:style-name="ce9" table:formula="of:=([.R4]/[.Q4])-1" office:value-type="percentage" office:value="-0.0913770913770914">
            <text:p>-9.14%</text:p>
          </table:table-cell>
          <table:table-cell table:style-name="ce9" table:formula="of:=([.S4]/[.R4])-1" office:value-type="percentage" office:value="0.575070821529745">
            <text:p>57.51%</text:p>
          </table:table-cell>
          <table:table-cell table:style-name="ce9" table:formula="of:=([.T4]/[.S4])-1" office:value-type="percentage" office:value="0.214028776978417">
            <text:p>21.40%</text:p>
          </table:table-cell>
          <table:table-cell table:style-name="ce9" table:formula="of:=([.U4]/[.T4])-1" office:value-type="percentage" office:value="-0.0207407407407407">
            <text:p>-2.07%</text:p>
          </table:table-cell>
          <table:table-cell table:style-name="ce9" table:formula="of:=([.V4]/[.U4])-1" office:value-type="percentage" office:value="0.0287443267776097">
            <text:p>2.87%</text:p>
          </table:table-cell>
          <table:table-cell table:number-columns-repeated="25"/>
          <table:table-cell table:formula="of:=[.A45]" office:value-type="string" office:string-value="Net Interest Income Y/Y%">
            <text:p>Net Interest Income Y/Y%</text:p>
          </table:table-cell>
          <table:table-cell table:number-columns-repeated="976"/>
        </table:table-row>
        <table:table-row table:style-name="ro1">
          <table:table-cell table:style-name="ce4" office:value-type="string">
            <text:p>Net Interest Income Y/Y%</text:p>
          </table:table-cell>
          <table:table-cell table:style-name="ce9"/>
          <table:table-cell table:style-name="ce9" table:formula="of:=([.C14]/[.B14])-1" office:value-type="percentage" office:value="-0.269230769230769">
            <text:p>-26.92%</text:p>
          </table:table-cell>
          <table:table-cell table:style-name="ce9" table:formula="of:=([.D14]/[.C14])-1" office:value-type="percentage" office:value="6.02526315789474">
            <text:p>602.53%</text:p>
          </table:table-cell>
          <table:table-cell table:style-name="ce9" table:formula="of:=([.E14]/[.D14])-1" office:value-type="percentage" office:value="0.596456397962241">
            <text:p>59.65%</text:p>
          </table:table-cell>
          <table:table-cell table:style-name="ce9" table:formula="of:=([.F14]/[.E14])-1" office:value-type="percentage" office:value="0.0794364016049181">
            <text:p>7.94%</text:p>
          </table:table-cell>
          <table:table-cell table:style-name="ce9" table:formula="of:=([.G14]/[.F14])-1" office:value-type="percentage" office:value="-0.115227858144312">
            <text:p>-11.52%</text:p>
          </table:table-cell>
          <table:table-cell table:style-name="ce9" table:formula="of:=([.H14]/[.G14])-1" office:value-type="percentage" office:value="-0.358961760045205">
            <text:p>-35.90%</text:p>
          </table:table-cell>
          <table:table-cell table:style-name="ce9" table:formula="of:=([.I14]/[.H14])-1" office:value-type="percentage" office:value="1.03688799463447">
            <text:p>103.69%</text:p>
          </table:table-cell>
          <table:table-cell table:style-name="ce9" table:formula="of:=([.J14]/[.I14])-1" office:value-type="percentage" office:value="0.824488451949762">
            <text:p>82.45%</text:p>
          </table:table-cell>
          <table:table-cell table:style-name="ce9" table:formula="of:=([.K14]/[.J14])-1" office:value-type="percentage" office:value="0.0744325389049882">
            <text:p>7.44%</text:p>
          </table:table-cell>
          <table:table-cell table:style-name="ce9" table:formula="of:=([.L14]/[.K14])-1" office:value-type="percentage" office:value="0.207646050996069">
            <text:p>20.76%</text:p>
          </table:table-cell>
          <table:table-cell table:style-name="ce9" table:formula="of:=([.M14]/[.L14])-1" office:value-type="percentage" office:value="0.366577119331097">
            <text:p>36.66%</text:p>
          </table:table-cell>
          <table:table-cell table:style-name="ce9" table:formula="of:=([.N14]/[.M14])-1" office:value-type="percentage" office:value="0.235896242875422">
            <text:p>23.59%</text:p>
          </table:table-cell>
          <table:table-cell table:style-name="ce9" table:formula="of:=([.O14]/[.N14])-1" office:value-type="percentage" office:value="0.24">
            <text:p>24.00%</text:p>
          </table:table-cell>
          <table:table-cell table:style-name="ce9" table:formula="of:=([.P14]/[.O14])-1" office:value-type="percentage" office:value="0.296015180265655">
            <text:p>29.60%</text:p>
          </table:table-cell>
          <table:table-cell table:style-name="ce9" table:formula="of:=([.Q14]/[.P14])-1" office:value-type="percentage" office:value="0.360175695461201">
            <text:p>36.02%</text:p>
          </table:table-cell>
          <table:table-cell table:style-name="ce9" table:formula="of:=([.R14]/[.Q14])-1" office:value-type="percentage" office:value="0.165769644779333">
            <text:p>16.58%</text:p>
          </table:table-cell>
          <table:table-cell table:style-name="ce9" table:formula="of:=([.S14]/[.R14])-1" office:value-type="percentage" office:value="-0.19482917820868">
            <text:p>-19.48%</text:p>
          </table:table-cell>
          <table:table-cell table:style-name="ce9" table:formula="of:=([.T14]/[.S14])-1" office:value-type="percentage" office:value="0.31651376146789">
            <text:p>31.65%</text:p>
          </table:table-cell>
          <table:table-cell table:style-name="ce9" table:formula="of:=([.U14]/[.T14])-1" office:value-type="percentage" office:value="0.452961672473868">
            <text:p>45.30%</text:p>
          </table:table-cell>
          <table:table-cell table:style-name="ce9" table:formula="of:=([.V14]/[.U14])-1" office:value-type="percentage" office:value="0.675059952038369">
            <text:p>67.51%</text:p>
          </table:table-cell>
          <table:table-cell table:style-name="ce9" table:number-columns-repeated="25"/>
          <table:table-cell/>
          <table:table-cell table:style-name="ce9" table:number-columns-repeated="976"/>
        </table:table-row>
        <table:table-row table:style-name="ro1">
          <table:table-cell table:style-name="ce4"/>
          <table:table-cell table:style-name="ce9" table:number-columns-repeated="46"/>
          <table:table-cell table:formula="of:=[.A47]" office:value-type="string" office:string-value="Employee Growth Y/Y% ">
            <text:p>Employee Growth Y/Y% </text:p>
          </table:table-cell>
          <table:table-cell table:style-name="ce9" table:number-columns-repeated="976"/>
        </table:table-row>
        <table:table-row table:style-name="ro1">
          <table:table-cell table:style-name="ce4" office:value-type="string">
            <text:p>Employee Growth Y/Y% </text:p>
          </table:table-cell>
          <table:table-cell table:style-name="ce9"/>
          <table:table-cell table:style-name="ce9" table:formula="of:=([.C30]/[.B30])-1" office:value-type="percentage" office:value="0.0714285714285714">
            <text:p>7.14%</text:p>
          </table:table-cell>
          <table:table-cell table:style-name="ce9" table:formula="of:=([.D30]/[.C30])-1" office:value-type="percentage" office:value="0.0444444444444445">
            <text:p>4.44%</text:p>
          </table:table-cell>
          <table:table-cell table:style-name="ce9" table:formula="of:=([.E30]/[.D30])-1" office:value-type="percentage" office:value="0.1">
            <text:p>10.00%</text:p>
          </table:table-cell>
          <table:table-cell table:style-name="ce9" table:formula="of:=([.F30]/[.E30])-1" office:value-type="percentage" office:value="0.305609284332689">
            <text:p>30.56%</text:p>
          </table:table-cell>
          <table:table-cell table:style-name="ce9" table:formula="of:=([.G30]/[.F30])-1" office:value-type="percentage" office:value="0.111111111111111">
            <text:p>11.11%</text:p>
          </table:table-cell>
          <table:table-cell table:style-name="ce9" table:formula="of:=([.H30]/[.G30])-1" office:value-type="percentage" office:value="0.0680000000000001">
            <text:p>6.80%</text:p>
          </table:table-cell>
          <table:table-cell table:style-name="ce9" table:formula="of:=([.I30]/[.H30])-1" office:value-type="percentage" office:value="0.0699126092384519">
            <text:p>6.99%</text:p>
          </table:table-cell>
          <table:table-cell table:style-name="ce9" table:formula="of:=([.J30]/[.I30])-1" office:value-type="percentage" office:value="0.0198366394399065">
            <text:p>1.98%</text:p>
          </table:table-cell>
          <table:table-cell table:style-name="ce9" table:formula="of:=([.K30]/[.J30])-1" office:value-type="percentage" office:value="0.0194508009153318">
            <text:p>1.95%</text:p>
          </table:table-cell>
          <table:table-cell table:style-name="ce9" table:formula="of:=([.L30]/[.K30])-1" office:value-type="percentage" office:value="-0.0123456790123457">
            <text:p>-1.23%</text:p>
          </table:table-cell>
          <table:table-cell table:style-name="ce9" table:formula="of:=([.M30]/[.L30])-1" office:value-type="percentage" office:value="0.0909090909090908">
            <text:p>9.09%</text:p>
          </table:table-cell>
          <table:table-cell table:style-name="ce9" table:formula="of:=([.N30]/[.M30])-1" office:value-type="percentage" office:value="0.132291666666667">
            <text:p>13.23%</text:p>
          </table:table-cell>
          <table:table-cell table:style-name="ce9" table:formula="of:=([.O30]/[.N30])-1" office:value-type="percentage" office:value="0.107635694572217">
            <text:p>10.76%</text:p>
          </table:table-cell>
          <table:table-cell table:style-name="ce9" table:formula="of:=([.P30]/[.O30])-1" office:value-type="percentage" office:value="0.0199335548172757">
            <text:p>1.99%</text:p>
          </table:table-cell>
          <table:table-cell table:style-name="ce9" table:formula="of:=([.Q30]/[.P30])-1" office:value-type="percentage" office:value="0.150651465798046">
            <text:p>15.07%</text:p>
          </table:table-cell>
          <table:table-cell table:style-name="ce9" table:formula="of:=([.R30]/[.Q30])-1" office:value-type="percentage" office:value="0.16277423920736">
            <text:p>16.28%</text:p>
          </table:table-cell>
          <table:table-cell table:style-name="ce9" table:formula="of:=([.S30]/[.R30])-1" office:value-type="percentage" office:value="0.237370663420572">
            <text:p>23.74%</text:p>
          </table:table-cell>
          <table:table-cell table:style-name="ce9" table:formula="of:=([.T30]/[.S30])-1" office:value-type="percentage" office:value="0.26463354648303">
            <text:p>26.46%</text:p>
          </table:table-cell>
          <table:table-cell table:style-name="ce9" table:formula="of:=([.U30]/[.T30])-1" office:value-type="percentage" office:value="0.0968494749124855">
            <text:p>9.68%</text:p>
          </table:table-cell>
          <table:table-cell table:style-name="ce9" table:formula="of:=([.V30]/[.U30])-1" office:value-type="percentage" office:value="0.0397163120567376">
            <text:p>3.97%</text:p>
          </table:table-cell>
          <table:table-cell table:style-name="ce9" table:number-columns-repeated="25"/>
          <table:table-cell/>
          <table:table-cell table:style-name="ce9" table:number-columns-repeated="976"/>
        </table:table-row>
        <table:table-row table:style-name="ro1">
          <table:table-cell table:number-columns-repeated="47"/>
          <table:table-cell table:formula="of:=[.A49]" office:value-type="string" office:string-value="Trading Gains as % of Net Revenue">
            <text:p>Trading Gains as % of Net Revenu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Trading Gains as % of Net Revenue</text:p>
          </table:table-cell>
          <table:table-cell table:style-name="ce9" table:formula="of:=[.B3]/[.B17]" office:value-type="percentage" office:value="0.825278810408922">
            <text:p>82.53%</text:p>
          </table:table-cell>
          <table:table-cell table:style-name="ce9" table:formula="of:=[.C3]/[.C17]" office:value-type="percentage" office:value="0.779661016949153">
            <text:p>77.97%</text:p>
          </table:table-cell>
          <table:table-cell table:style-name="ce9" table:formula="of:=[.D3]/[.D17]" office:value-type="percentage" office:value="0.775346851008135">
            <text:p>77.53%</text:p>
          </table:table-cell>
          <table:table-cell table:style-name="ce9" table:formula="of:=[.E3]/[.E17]" office:value-type="percentage" office:value="0.756124475833149">
            <text:p>75.61%</text:p>
          </table:table-cell>
          <table:table-cell table:style-name="ce9" table:formula="of:=[.F3]/[.F17]" office:value-type="percentage" office:value="0.715501724974178">
            <text:p>71.55%</text:p>
          </table:table-cell>
          <table:table-cell table:style-name="ce9" table:formula="of:=[.G3]/[.G17]" office:value-type="percentage" office:value="0.747304476397334">
            <text:p>74.73%</text:p>
          </table:table-cell>
          <table:table-cell table:style-name="ce9" table:formula="of:=[.H3]/[.H17]" office:value-type="percentage" office:value="0.576062853299889">
            <text:p>57.61%</text:p>
          </table:table-cell>
          <table:table-cell table:style-name="ce9" table:formula="of:=[.I3]/[.I17]" office:value-type="percentage" office:value="0.399773128527244">
            <text:p>39.98%</text:p>
          </table:table-cell>
          <table:table-cell table:style-name="ce9" table:formula="of:=[.J3]/[.J17]" office:value-type="percentage" office:value="0.489710758647498">
            <text:p>48.97%</text:p>
          </table:table-cell>
          <table:table-cell table:style-name="ce9" table:formula="of:=[.K3]/[.K17]" office:value-type="percentage" office:value="0.412175812900258">
            <text:p>41.22%</text:p>
          </table:table-cell>
          <table:table-cell table:style-name="ce9" table:formula="of:=[.L3]/[.L17]" office:value-type="percentage" office:value="0.307797312617317">
            <text:p>30.78%</text:p>
          </table:table-cell>
          <table:table-cell table:style-name="ce9" table:formula="of:=[.M3]/[.M17]" office:value-type="percentage" office:value="0.250314394273423">
            <text:p>25.03%</text:p>
          </table:table-cell>
          <table:table-cell table:style-name="ce9" table:formula="of:=[.N3]/[.N17]" office:value-type="percentage" office:value="0.226240538267452">
            <text:p>22.62%</text:p>
          </table:table-cell>
          <table:table-cell table:style-name="ce9" table:formula="of:=[.O3]/[.O17]" office:value-type="percentage" office:value="0.11676217765043">
            <text:p>11.68%</text:p>
          </table:table-cell>
          <table:table-cell table:style-name="ce9" table:formula="of:=[.P3]/[.P17]" office:value-type="percentage" office:value="0.0235017626321974">
            <text:p>2.35%</text:p>
          </table:table-cell>
          <table:table-cell table:style-name="ce9" table:formula="of:=[.Q3]/[.Q17]" office:value-type="percentage" office:value="0">
            <text:p>0.00%</text:p>
          </table:table-cell>
          <table:table-cell table:style-name="ce9" table:formula="of:=[.R3]/[.R17]" office:value-type="percentage" office:value="0">
            <text:p>#DIV/0!</text:p>
          </table:table-cell>
          <table:table-cell table:style-name="ce9" table:formula="of:=[.S3]/[.S17]" office:value-type="percentage" office:value="0">
            <text:p>0.00%</text:p>
          </table:table-cell>
          <table:table-cell table:style-name="ce9" table:formula="of:=[.T3]/[.T17]" office:value-type="percentage" office:value="0">
            <text:p>0.00%</text:p>
          </table:table-cell>
          <table:table-cell table:style-name="ce9" table:formula="of:=[.U3]/[.U17]" office:value-type="percentage" office:value="0">
            <text:p>0.00%</text:p>
          </table:table-cell>
          <table:table-cell table:style-name="ce9" table:formula="of:=[.V3]/[.V17]" office:value-type="percentage" office:value="0">
            <text:p>0.00%</text:p>
          </table:table-cell>
          <table:table-cell table:number-columns-repeated="25"/>
          <table:table-cell table:formula="of:=[.A50]" office:value-type="string" office:string-value="Commission as % of Net Revenue">
            <text:p>Commission as % of Net Revenue</text:p>
          </table:table-cell>
          <table:table-cell table:number-columns-repeated="9"/>
          <table:table-cell table:formula="of:=[.BF16]=[.BF11]+[.BF8]" office:value-type="boolean" office:boolean-value="false">
            <text:p>FALSE</text:p>
          </table:table-cell>
          <table:table-cell table:number-columns-repeated="966"/>
        </table:table-row>
        <table:table-row table:style-name="ro1">
          <table:table-cell table:style-name="ce3" office:value-type="string">
            <text:p>Commission as % of Net Revenue</text:p>
          </table:table-cell>
          <table:table-cell table:style-name="ce9" table:formula="of:=[.B4]/[.B17]" office:value-type="percentage" office:value="0.157147685028726">
            <text:p>15.71%</text:p>
          </table:table-cell>
          <table:table-cell table:style-name="ce9" table:formula="of:=[.C4]/[.C17]" office:value-type="percentage" office:value="0.206337509211496">
            <text:p>20.63%</text:p>
          </table:table-cell>
          <table:table-cell table:style-name="ce9" table:formula="of:=[.D4]/[.D17]" office:value-type="percentage" office:value="0.160008523714451">
            <text:p>16.00%</text:p>
          </table:table-cell>
          <table:table-cell table:style-name="ce9" table:formula="of:=[.E4]/[.E17]" office:value-type="percentage" office:value="0.16382368271529">
            <text:p>16.38%</text:p>
          </table:table-cell>
          <table:table-cell table:style-name="ce9" table:formula="of:=[.F4]/[.F17]" office:value-type="percentage" office:value="0.210367892437668">
            <text:p>21.04%</text:p>
          </table:table-cell>
          <table:table-cell table:style-name="ce9" table:formula="of:=[.G4]/[.G17]" office:value-type="percentage" office:value="0.206042076186437">
            <text:p>20.60%</text:p>
          </table:table-cell>
          <table:table-cell table:style-name="ce9" table:formula="of:=[.H4]/[.H17]" office:value-type="percentage" office:value="0.320837195775851">
            <text:p>32.08%</text:p>
          </table:table-cell>
          <table:table-cell table:style-name="ce9" table:formula="of:=[.I4]/[.I17]" office:value-type="percentage" office:value="0.419435684323311">
            <text:p>41.94%</text:p>
          </table:table-cell>
          <table:table-cell table:style-name="ce9" table:formula="of:=[.J4]/[.J17]" office:value-type="percentage" office:value="0.335866870056364">
            <text:p>33.59%</text:p>
          </table:table-cell>
          <table:table-cell table:style-name="ce9" table:formula="of:=[.K4]/[.K17]" office:value-type="percentage" office:value="0.364977178643456">
            <text:p>36.50%</text:p>
          </table:table-cell>
          <table:table-cell table:style-name="ce9" table:formula="of:=[.L4]/[.L17]" office:value-type="percentage" office:value="0.466589848904418">
            <text:p>46.66%</text:p>
          </table:table-cell>
          <table:table-cell table:style-name="ce9" table:formula="of:=[.M4]/[.M17]" office:value-type="percentage" office:value="0.526064052082095">
            <text:p>52.61%</text:p>
          </table:table-cell>
          <table:table-cell table:style-name="ce9" table:formula="of:=[.N4]/[.N17]" office:value-type="percentage" office:value="0.51892346509672">
            <text:p>51.89%</text:p>
          </table:table-cell>
          <table:table-cell table:style-name="ce9" table:formula="of:=[.O4]/[.O17]" office:value-type="percentage" office:value="0.438395415472779">
            <text:p>43.84%</text:p>
          </table:table-cell>
          <table:table-cell table:style-name="ce9" table:formula="of:=[.P4]/[.P17]" office:value-type="percentage" office:value="0.380141010575793">
            <text:p>38.01%</text:p>
          </table:table-cell>
          <table:table-cell table:style-name="ce9" table:formula="of:=[.Q4]/[.Q17]" office:value-type="percentage" office:value="0.408302679978981">
            <text:p>40.83%</text:p>
          </table:table-cell>
          <table:table-cell table:style-name="ce9" table:formula="of:=[.R4]/[.R17]" office:value-type="percentage" office:value="0">
            <text:p>#DIV/0!</text:p>
          </table:table-cell>
          <table:table-cell table:style-name="ce9" table:formula="of:=[.S4]/[.S17]" office:value-type="percentage" office:value="0.501352569882777">
            <text:p>50.14%</text:p>
          </table:table-cell>
          <table:table-cell table:style-name="ce9" table:formula="of:=[.T4]/[.T17]" office:value-type="percentage" office:value="0.497420781134856">
            <text:p>49.74%</text:p>
          </table:table-cell>
          <table:table-cell table:style-name="ce9" table:formula="of:=[.U4]/[.U17]" office:value-type="percentage" office:value="0.431040104336485">
            <text:p>43.10%</text:p>
          </table:table-cell>
          <table:table-cell table:style-name="ce9" table:formula="of:=[.V4]/[.V17]" office:value-type="percentage" office:value="0.313364055299539">
            <text:p>31.34%</text:p>
          </table:table-cell>
          <table:table-cell table:number-columns-repeated="25"/>
          <table:table-cell table:formula="of:=[.A51]" office:value-type="string" office:string-value="Interest Income as % of Net Revenue">
            <text:p>Interest Income as % of Net Revenue</text:p>
          </table:table-cell>
          <table:table-cell table:number-columns-repeated="976"/>
        </table:table-row>
        <table:table-row table:style-name="ro1">
          <table:table-cell table:style-name="ce3" office:value-type="string">
            <text:p>Interest Income as % of Net Revenue</text:p>
          </table:table-cell>
          <table:table-cell table:style-name="ce9" table:formula="of:=[.B14]/[.B17]" office:value-type="percentage" office:value="0.0175735045623521">
            <text:p>1.76%</text:p>
          </table:table-cell>
          <table:table-cell table:style-name="ce9" table:formula="of:=[.C14]/[.C17]" office:value-type="percentage" office:value="0.0140014738393515">
            <text:p>1.40%</text:p>
          </table:table-cell>
          <table:table-cell table:style-name="ce9" table:formula="of:=[.D14]/[.D17]" office:value-type="percentage" office:value="0.0646446252774142">
            <text:p>6.46%</text:p>
          </table:table-cell>
          <table:table-cell table:style-name="ce9" table:formula="of:=[.E14]/[.E17]" office:value-type="percentage" office:value="0.0800518414515607">
            <text:p>8.01%</text:p>
          </table:table-cell>
          <table:table-cell table:style-name="ce9" table:formula="of:=[.F14]/[.F17]" office:value-type="percentage" office:value="0.0741303825881542">
            <text:p>7.41%</text:p>
          </table:table-cell>
          <table:table-cell table:style-name="ce9" table:formula="of:=[.G14]/[.G17]" office:value-type="percentage" office:value="0.0466534474162287">
            <text:p>4.67%</text:p>
          </table:table-cell>
          <table:table-cell table:style-name="ce9" table:formula="of:=[.H14]/[.H17]" office:value-type="percentage" office:value="0.0474262500681608">
            <text:p>4.74%</text:p>
          </table:table-cell>
          <table:table-cell table:style-name="ce9" table:formula="of:=[.I14]/[.I17]" office:value-type="percentage" office:value="0.115273915853674">
            <text:p>11.53%</text:p>
          </table:table-cell>
          <table:table-cell table:style-name="ce9" table:formula="of:=[.J14]/[.J17]" office:value-type="percentage" office:value="0.142775739299955">
            <text:p>14.28%</text:p>
          </table:table-cell>
          <table:table-cell table:style-name="ce9" table:formula="of:=[.K14]/[.K17]" office:value-type="percentage" office:value="0.184312528747833">
            <text:p>18.43%</text:p>
          </table:table-cell>
          <table:table-cell table:style-name="ce9" table:formula="of:=[.L14]/[.L17]" office:value-type="percentage" office:value="0.233832029289869">
            <text:p>23.38%</text:p>
          </table:table-cell>
          <table:table-cell table:style-name="ce9" table:formula="of:=[.M14]/[.M17]" office:value-type="percentage" office:value="0.329615557148827">
            <text:p>32.96%</text:p>
          </table:table-cell>
          <table:table-cell table:style-name="ce9" table:formula="of:=[.N14]/[.N17]" office:value-type="percentage" office:value="0.35744322960471">
            <text:p>35.74%</text:p>
          </table:table-cell>
          <table:table-cell table:style-name="ce9" table:formula="of:=[.O14]/[.O17]" office:value-type="percentage" office:value="0.377507163323782">
            <text:p>37.75%</text:p>
          </table:table-cell>
          <table:table-cell table:style-name="ce9" table:formula="of:=[.P14]/[.P17]" office:value-type="percentage" office:value="0.401292596944771">
            <text:p>40.13%</text:p>
          </table:table-cell>
          <table:table-cell table:style-name="ce9" table:formula="of:=[.Q14]/[.Q17]" office:value-type="percentage" office:value="0.488176563321072">
            <text:p>48.82%</text:p>
          </table:table-cell>
          <table:table-cell table:style-name="ce9" table:formula="of:=[.R14]/[.R17]" office:value-type="percentage" office:value="0">
            <text:p>#DIV/0!</text:p>
          </table:table-cell>
          <table:table-cell table:style-name="ce9" table:formula="of:=[.S14]/[.S17]" office:value-type="percentage" office:value="0.393146979260595">
            <text:p>39.31%</text:p>
          </table:table-cell>
          <table:table-cell table:style-name="ce9" table:formula="of:=[.T14]/[.T17]" office:value-type="percentage" office:value="0.422991893883567">
            <text:p>42.30%</text:p>
          </table:table-cell>
          <table:table-cell table:style-name="ce9" table:formula="of:=[.U14]/[.U17]" office:value-type="percentage" office:value="0.543853928920769">
            <text:p>54.39%</text:p>
          </table:table-cell>
          <table:table-cell table:style-name="ce9" table:formula="of:=[.V14]/[.V17]" office:value-type="percentage" office:value="0.643778801843318">
            <text:p>64.38%</text:p>
          </table:table-cell>
          <table:table-cell table:number-columns-repeated="1002"/>
        </table:table-row>
      </table:table>
      <table:table table:name="DARTS" table:style-name="ta1" table:print="false"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>
            <text:p>DARTS=DAILY ACTIVE REVENUE TRADES </text:p>
          </table:table-cell>
          <table:table-cell table:number-columns-repeated="3"/>
          <table:table-cell office:value-type="string">
            <text:p>CUSTOMER TRADES</text:p>
          </table:table-cell>
          <table:table-cell/>
        </table:table-row>
        <table:table-row table:style-name="ro1">
          <table:table-cell table:style-name="ce2" office:value-type="date" office:date-value="2006-09-30">
            <text:p>09/30/06</text:p>
          </table:table-cell>
          <table:table-cell table:style-name="ce2"/>
          <table:table-cell table:number-columns-repeated="2"/>
          <table:table-cell office:value-type="float" office:value="2003">
            <text:p>2003</text:p>
          </table:table-cell>
          <table:table-cell office:value-type="float" office:value="25158">
            <text:p>25158</text:p>
          </table:table-cell>
        </table:table-row>
        <table:table-row table:style-name="ro1">
          <table:table-cell table:style-name="ce11" office:value-type="float" office:value="196000">
            <text:p>196000.0</text:p>
          </table:table-cell>
          <table:table-cell table:number-columns-repeated="4"/>
          <table:table-cell office:value-type="float" office:value="31897">
            <text:p>31897</text:p>
          </table:table-cell>
        </table:table-row>
        <table:table-row table:style-name="ro1">
          <table:table-cell table:number-columns-repeated="5"/>
          <table:table-cell office:value-type="float" office:value="42413">
            <text:p>424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currency-style style:name="N12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0">09/10/2024</text:date>, <text:time>10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M</meta:initial-creator>
    <meta:creation-date>2024-08-08T21:17:24</meta:creation-date>
    <meta:generator>OpenOffice/4.1.14$Unix OpenOffice.org_project/4114m1$Build-9811</meta:generator>
    <dc:date>2024-09-10T10:02:55</dc:date>
    <dc:creator>Christopher M</dc:creator>
    <meta:editing-duration>P1DT16H12M36S</meta:editing-duration>
    <meta:editing-cycles>106</meta:editing-cycles>
    <meta:document-statistic meta:table-count="3" meta:cell-count="924" meta:object-count="0"/>
  </office:meta>
</office:document-meta>
</file>